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37"/>
    <style:style style:name="ce2" style:family="table-cell" style:parent-style-name="Default" style:data-style-name="N0"/>
    <style:style style:name="ce3" style:family="table-cell" style:parent-style-name="Default" style:data-style-name="N4"/>
    <style:style style:name="ce4" style:family="table-cell" style:parent-style-name="Default" style:data-style-name="N124"/>
    <style:style style:name="ce5" style:family="table-cell" style:parent-style-name="Default" style:data-style-name="N61"/>
    <style:style style:name="ce6" style:family="table-cell" style:parent-style-name="Default" style:data-style-name="N126"/>
  </office:automatic-styles>
  <office:body>
    <office:spreadsheet>
      <table:calculation-settings table:automatic-find-labels="false"/>
      <table:table table:name="Settings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" table:formula="of:=TODAY()-1" office:value-type="date" office:date-value="2017-01-30" calcext:value-type="date">
            <text:p>01/30/17</text:p>
          </table:table-cell>
          <table:table-cell/>
          <table:table-cell table:formula="of:=QUANTLIB.CALCADDINS.QLSETTINGSSETEVALUATIONDATE([Settings.B3])" office:value-type="string" office:string-value="OK" calcext:value-type="string">
            <text:p>OK</text:p>
          </table:table-cell>
        </table:table-row>
      </table:table>
      <table:table table:name="PlainVanillaOption" table:style-name="ta1">
        <table:table-column table:style-name="co1" table:number-columns-repeated="19" table:default-cell-style-name="Default"/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SIMPLEQUOTE([PlainVanillaOption.D6];[PlainVanillaOption.D7])" office:value-type="string" office:string-value="X0" calcext:value-type="string">
            <text:p>X0</text:p>
          </table:table-cell>
          <table:table-cell/>
          <table:table-cell office:value-type="string" calcext:value-type="string">
            <text:p>ID</text:p>
          </table:table-cell>
          <table:table-cell table:formula="of:=QUANTLIB.CALCADDINS.QLZEROCURVE([PlainVanillaOption.G6];[PlainVanillaOption.F9:.F10];[PlainVanillaOption.G9:.G10];[PlainVanillaOption.G7])" office:value-type="string" office:string-value="RiskFreeTS" calcext:value-type="string">
            <text:p>RiskFreeTS</text:p>
          </table:table-cell>
          <table:table-cell/>
          <table:table-cell office:value-type="string" calcext:value-type="string">
            <text:p>ID</text:p>
          </table:table-cell>
          <table:table-cell table:formula="of:=QUANTLIB.CALCADDINS.QLZEROCURVE([PlainVanillaOption.J6];[PlainVanillaOption.I9:.I10];[PlainVanillaOption.J9:.J10];[PlainVanillaOption.J7])" office:value-type="string" office:string-value="DividendTS" calcext:value-type="string">
            <text:p>DividendTS</text:p>
          </table:table-cell>
          <table:table-cell/>
          <table:table-cell office:value-type="string" calcext:value-type="string">
            <text:p>ID</text:p>
          </table:table-cell>
          <table:table-cell table:formula="of:=QUANTLIB.CALCADDINS.QLBLACKVARIANCESURFACE([PlainVanillaOption.M6];[PlainVanillaOption.M7];[PlainVanillaOption.M8];[PlainVanillaOption.M14:.N14];[PlainVanillaOption.L15:.L16];[PlainVanillaOption.M15:.N16];[PlainVanillaOption.M9];[PlainVanillaOption.M10];[PlainVanillaOption.M11])" office:value-type="string" office:string-value="BlackVolTS" calcext:value-type="string">
            <text:p>BlackVolTS</text:p>
          </table:table-cell>
          <table:table-cell table:number-columns-repeated="3"/>
          <table:table-cell office:value-type="string" calcext:value-type="string">
            <text:p>BlackVolInterpola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Quote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RiskFreeTS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DividendTS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BlackVolTS</text:p>
          </table:table-cell>
          <table:table-cell table:number-columns-repeated="3"/>
          <table:table-cell office:value-type="string" calcext:value-type="string">
            <text:p>Dat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u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yCounter</text:p>
          </table:table-cell>
          <table:table-cell office:value-type="string" calcext:value-type="string">
            <text:p>Actual/Actual</text:p>
          </table:table-cell>
          <table:table-cell/>
          <table:table-cell office:value-type="string" calcext:value-type="string">
            <text:p>DayCounter</text:p>
          </table:table-cell>
          <table:table-cell office:value-type="string" calcext:value-type="string">
            <text:p>Actual/Actual</text:p>
          </table:table-cell>
          <table:table-cell/>
          <table:table-cell office:value-type="string" calcext:value-type="string">
            <text:p>ReferenceDate</text:p>
          </table:table-cell>
          <table:table-cell table:style-name="ce1" table:formula="of:=[Settings.B3]" office:value-type="date" office:date-value="2017-01-30" calcext:value-type="date">
            <text:p>01/30/17</text:p>
          </table:table-cell>
          <table:table-cell table:number-columns-repeated="3"/>
          <table:table-cell table:style-name="ce1" table:formula="of:=[PlainVanillaOption.N14]" office:value-type="date" office:date-value="2100-08-04" calcext:value-type="date">
            <text:p>08/04/00</text:p>
          </table:table-cell>
          <table:table-cell table:style-name="ce5" office:value-type="float" office:value="10000" calcext:value-type="float">
            <text:p>1.00E+04</text:p>
          </table:table-cell>
          <table:table-cell table:formula="of:=QUANTLIB.CALCADDINS.QLBLACKVOLTERMSTRUCTUREBLACKVOL([$PlainVanillaOption.$M$5];[PlainVanillaOption.Q7];[PlainVanillaOption.R7];1)" office:value-type="float" office:value="3" calcext:value-type="float">
            <text:p>3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Calendar</text:p>
          </table:table-cell>
          <table:table-cell office:value-type="string" calcext:value-type="string">
            <text:p>TARGET</text:p>
          </table:table-cell>
          <table:table-cell table:number-columns-repeated="3"/>
          <table:table-cell table:style-name="ce1" table:formula="of:=[.M14]" office:value-type="date" office:date-value="2017-01-31" calcext:value-type="date">
            <text:p>01/31/17</text:p>
          </table:table-cell>
          <table:table-cell office:value-type="float" office:value="1" calcext:value-type="float">
            <text:p>1</text:p>
          </table:table-cell>
          <table:table-cell table:formula="of:=QUANTLIB.CALCADDINS.QLBLACKVOLTERMSTRUCTUREBLACKVOL([$PlainVanillaOption.$M$5];[PlainVanillaOption.Q8];[PlainVanillaOption.R8];1)" office:value-type="float" office:value="1.00014997375544" calcext:value-type="float">
            <text:p>1.00014997375544</text:p>
          </table:table-cell>
        </table:table-row>
        <table:table-row table:style-name="ro1">
          <table:table-cell table:number-columns-repeated="5"/>
          <table:table-cell table:style-name="ce1" table:formula="of:=[Settings.B3]" office:value-type="date" office:date-value="2017-01-30" calcext:value-type="date">
            <text:p>01/30/17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1" table:formula="of:=[Settings.B3]" office:value-type="date" office:date-value="2017-01-30" calcext:value-type="date">
            <text:p>01/30/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yCounter </text:p>
          </table:table-cell>
          <table:table-cell office:value-type="string" calcext:value-type="string">
            <text:p>Actual/365 (Fixed)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table:formula="of:=[PlainVanillaOption.F9]+36500" office:value-type="date" office:date-value="2117-01-06" calcext:value-type="date">
            <text:p>01/06/17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1" table:formula="of:=[PlainVanillaOption.I9]+36500" office:value-type="date" office:date-value="2117-01-06" calcext:value-type="date">
            <text:p>01/06/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owerExtrapol</text:p>
          </table:table-cell>
          <table:table-cell office:value-type="string" calcext:value-type="string">
            <text:p>ConstantExtrapolation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UpperExtrapol</text:p>
          </table:table-cell>
          <table:table-cell table:formula="of:=[PlainVanillaOption.M10]" office:value-type="string" office:string-value="ConstantExtrapolation" calcext:value-type="string">
            <text:p>ConstantExtrapolation</text:p>
          </table:table-cell>
          <table:table-cell table:number-columns-repeated="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2"/>
          <table:table-cell table:style-name="ce1" table:formula="of:=[Settings.B3]+1" office:value-type="date" office:date-value="2017-01-31" calcext:value-type="date">
            <text:p>01/31/17</text:p>
          </table:table-cell>
          <table:table-cell table:style-name="ce1" table:formula="of:=[PlainVanillaOption.M14]+30500" office:value-type="date" office:date-value="2100-08-04" calcext:value-type="date">
            <text:p>08/04/00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float" office:value="0.0001" calcext:value-type="float">
            <text:p>0.0001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2" calcext:value-type="float">
            <text:p>2.00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" office:value-type="float" office:value="10000" calcext:value-type="float">
            <text:p>10000</text:p>
          </table:table-cell>
          <table:table-cell table:style-name="ce3" table:formula="of:=[PlainVanillaOption.M15]+1" office:value-type="float" office:value="2" calcext:value-type="float">
            <text:p>2.00</text:p>
          </table:table-cell>
          <table:table-cell table:style-name="ce3" table:formula="of:=[PlainVanillaOption.N15]+1" office:value-type="float" office:value="3" calcext:value-type="float">
            <text:p>3.00</text:p>
          </table:table-cell>
          <table:table-cell table:number-columns-repeated="5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ID </text:p>
          </table:table-cell>
          <table:table-cell table:formula="of:=QUANTLIB.CALCADDINS.QLGENERALIZEDBLACKSCHOLESPROCESS([PlainVanillaOption.D22];[PlainVanillaOption.D23];[PlainVanillaOption.D24];[PlainVanillaOption.D25];[PlainVanillaOption.D26])" office:value-type="string" office:string-value="GeneralizedBlackScholesProcess" calcext:value-type="string">
            <text:p>GeneralizedBlackScholesProcess</text:p>
          </table:table-cell>
          <table:table-cell table:number-columns-repeated="4"/>
          <table:table-cell office:value-type="string" calcext:value-type="string">
            <text:p>ID</text:p>
          </table:table-cell>
          <table:table-cell table:formula="of:=QUANTLIB.CALCADDINS.QLANALYTICEUROPEANENGINE([PlainVanillaOption.J22];[PlainVanillaOption.J23])" office:value-type="string" office:string-value="AnalyticEuropeanEngine" calcext:value-type="string">
            <text:p>AnalyticEuropeanEngi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GeneralizedBlackScholesProcess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AnalyticEuropeanEngi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Quote</text:p>
          </table:table-cell>
          <table:table-cell table:formula="of:=[PlainVanillaOption.D5]" office:value-type="string" office:string-value="X0" calcext:value-type="string">
            <text:p>X0</text:p>
          </table:table-cell>
          <table:table-cell table:number-columns-repeated="4"/>
          <table:table-cell office:value-type="string" calcext:value-type="string">
            <text:p>Process</text:p>
          </table:table-cell>
          <table:table-cell table:formula="of:=[PlainVanillaOption.D21]" office:value-type="string" office:string-value="GeneralizedBlackScholesProcess" calcext:value-type="string">
            <text:p>GeneralizedBlackScholesProces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videndTS</text:p>
          </table:table-cell>
          <table:table-cell table:formula="of:=[PlainVanillaOption.J5]" office:value-type="string" office:string-value="DividendTS" calcext:value-type="string">
            <text:p>DividendTS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iskFreeTS</text:p>
          </table:table-cell>
          <table:table-cell table:formula="of:=[PlainVanillaOption.G5]" office:value-type="string" office:string-value="RiskFreeTS" calcext:value-type="string">
            <text:p>RiskFreeTS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BlackVolsTS</text:p>
          </table:table-cell>
          <table:table-cell table:formula="of:=[PlainVanillaOption.M5]" office:value-type="string" office:string-value="BlackVolTS" calcext:value-type="string">
            <text:p>BlackVolTS</text:p>
          </table:table-cell>
          <table:table-cell table:number-columns-repeated="15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PLAINVANILLAPAYOFF([PlainVanillaOption.D33];[PlainVanillaOption.D34];[PlainVanillaOption.D35])" office:value-type="string" office:string-value="VanillaPayoff" calcext:value-type="string">
            <text:p>VanillaPayoff</text:p>
          </table:table-cell>
          <table:table-cell/>
          <table:table-cell office:value-type="string" calcext:value-type="string">
            <text:p>ID</text:p>
          </table:table-cell>
          <table:table-cell table:formula="of:=QUANTLIB.CALCADDINS.QLEUROPEANEXERCISE([PlainVanillaOption.G33];[PlainVanillaOption.G34])" office:value-type="string" office:string-value="Exercise" calcext:value-type="string">
            <text:p>Exercise</text:p>
          </table:table-cell>
          <table:table-cell/>
          <table:table-cell office:value-type="string" calcext:value-type="string">
            <text:p>ID</text:p>
          </table:table-cell>
          <table:table-cell table:formula="of:=QUANTLIB.CALCADDINS.QLVANILLAOPTION([PlainVanillaOption.J33];[PlainVanillaOption.J34];[PlainVanillaOption.J35])" office:value-type="string" office:string-value="Option" calcext:value-type="string">
            <text:p>Option</text:p>
          </table:table-cell>
          <table:table-cell table:number-columns-repeated="3"/>
          <table:table-cell table:formula="of:=QUANTLIB.CALCADDINS.QLINSTRUMENTSETPRICINGENGINE([PlainVanillaOption.J32];[PlainVanillaOption.J21])" office:value-type="string" office:string-value="OK" calcext:value-type="string">
            <text:p>OK</text:p>
          </table:table-cell>
          <table:table-cell office:value-type="string" calcext:value-type="string">
            <text:p>SetPricingEngin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VanillaPayoff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Exercise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table:style-name="ce4" table:formula="of:=QUANTLIB.CALCADDINS.QLINSTRUMENTNPV([PlainVanillaOption.J32])" office:value-type="float" office:value="1.78393458599807" calcext:value-type="float">
            <text:p>1.7839</text:p>
          </table:table-cell>
          <table:table-cell office:value-type="string" calcext:value-type="string">
            <text:p>NPV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Expiry</text:p>
          </table:table-cell>
          <table:table-cell table:style-name="ce1" table:formula="of:=[Settings.B3]+730" office:value-type="date" office:date-value="2019-01-30" calcext:value-type="date">
            <text:p>01/30/19</text:p>
          </table:table-cell>
          <table:table-cell/>
          <table:table-cell office:value-type="string" calcext:value-type="string">
            <text:p>Payoff</text:p>
          </table:table-cell>
          <table:table-cell table:formula="of:=[PlainVanillaOption.D32]" office:value-type="string" office:string-value="VanillaPayoff" calcext:value-type="string">
            <text:p>VanillaPayoff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trik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Exercise</text:p>
          </table:table-cell>
          <table:table-cell table:formula="of:=[PlainVanillaOption.G32]" office:value-type="string" office:string-value="Exercise" calcext:value-type="string">
            <text:p>Exercise</text:p>
          </table:table-cell>
          <table:table-cell table:number-columns-repeated="9"/>
        </table:table-row>
      </table:table>
      <table:table table:name="Interpolation" table:style-name="ta1">
        <table:table-column table:style-name="co1" table:number-columns-repeated="18" table:default-cell-style-name="Default"/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INTERPOLATION1D([Interpolation.D5];[Interpolation.D6];[Interpolation.D7:.D9];[Interpolation.E7:.E9])" office:value-type="string" office:string-value="Interpolation-1" calcext:value-type="string">
            <text:p>Interpolation-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Interpolation-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QUANTLIB.CALCADDINS.QLINTERPOLATEDVALUE1D([Interpolation.$D$4];[Interpolation.G5];1)" office:value-type="float" office:value="-8" calcext:value-type="float">
            <text:p>-8</text:p>
          </table:table-cell>
          <table:table-cell table:number-columns-repeated="4"/>
          <table:table-cell office:value-type="string" calcext:value-type="string">
            <text:p>ID</text:p>
          </table:table-cell>
          <table:table-cell table:formula="of:=QUANTLIB.CALCADDINS.QLINTERPOLATION1D([Interpolation.N6];[Interpolation.N7];[Interpolation.N8:.N10];[Interpolation.O8:.O10])" office:value-type="string" office:string-value="Interpolation-3" calcext:value-type="string">
            <text:p>Interpolation-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polationID</text:p>
          </table:table-cell>
          <table:table-cell office:value-type="string" calcext:value-type="string">
            <text:p>Line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QUANTLIB.CALCADDINS.QLINTERPOLATEDVALUE1D([Interpolation.$D$4];[Interpolation.G6];1)" office:value-type="float" office:value="-3" calcext:value-type="float">
            <text:p>-3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Interpolation-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QUANTLIB.CALCADDINS.QLINTERPOLATEDVALUE1D([Interpolation.$D$21];[Interpolation.Q6];1)" office:value-type="float" office:value="-8" calcext:value-type="float">
            <text:p>-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ues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2" calcext:value-type="float">
            <text:p>2</text:p>
          </table:table-cell>
          <table:table-cell table:formula="of:=QUANTLIB.CALCADDINS.QLINTERPOLATEDVALUE1D([Interpolation.$D$4];[Interpolation.G7];1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InterpolationID</text:p>
          </table:table-cell>
          <table:table-cell office:value-type="string" calcext:value-type="string">
            <text:p>KrugerCubi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QUANTLIB.CALCADDINS.QLINTERPOLATEDVALUE1D([Interpolation.$D$21];[Interpolation.Q7];1)" office:value-type="float" office:value="-3" calcext:value-type="float">
            <text:p>-3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QUANTLIB.CALCADDINS.QLINTERPOLATEDVALUE1D([Interpolation.$D$4];[Interpolation.G8];1)" office:value-type="float" office:value="4.5" calcext:value-type="float">
            <text:p>4.5</text:p>
          </table:table-cell>
          <table:table-cell table:number-columns-repeated="4"/>
          <table:table-cell office:value-type="string" calcext:value-type="string">
            <text:p>Values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2" calcext:value-type="float">
            <text:p>2</text:p>
          </table:table-cell>
          <table:table-cell table:formula="of:=QUANTLIB.CALCADDINS.QLINTERPOLATEDVALUE1D([Interpolation.$D$21];[Interpolation.Q8];1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formula="of:=QUANTLIB.CALCADDINS.QLINTERPOLATEDVALUE1D([Interpolation.$D$4];[Interpolation.G9];1)" office:value-type="float" office:value="7" calcext:value-type="float">
            <text:p>7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QUANTLIB.CALCADDINS.QLINTERPOLATEDVALUE1D([Interpolation.$D$21];[Interpolation.Q9];1)" office:value-type="float" office:value="5.125" calcext:value-type="float">
            <text:p>5.12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formula="of:=QUANTLIB.CALCADDINS.QLINTERPOLATEDVALUE1D([Interpolation.$D$4];[Interpolation.G10];1)" office:value-type="float" office:value="9.5" calcext:value-type="float">
            <text:p>9.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formula="of:=QUANTLIB.CALCADDINS.QLINTERPOLATEDVALUE1D([Interpolation.$D$21];[Interpolation.Q10];1)" office:value-type="float" office:value="7" calcext:value-type="float">
            <text:p>7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formula="of:=QUANTLIB.CALCADDINS.QLINTERPOLATEDVALUE1D([Interpolation.$D$4];[Interpolation.G11];1)" office:value-type="float" office:value="12" calcext:value-type="float">
            <text:p>1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formula="of:=QUANTLIB.CALCADDINS.QLINTERPOLATEDVALUE1D([Interpolation.$D$21];[Interpolation.Q11];1)" office:value-type="float" office:value="8.87500000000001" calcext:value-type="float">
            <text:p>8.87500000000001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formula="of:=QUANTLIB.CALCADDINS.QLINTERPOLATEDVALUE1D([Interpolation.$D$4];[Interpolation.G12];1)" office:value-type="float" office:value="14.5" calcext:value-type="float">
            <text:p>14.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formula="of:=QUANTLIB.CALCADDINS.QLINTERPOLATEDVALUE1D([Interpolation.$D$21];[Interpolation.Q12];1)" office:value-type="float" office:value="12" calcext:value-type="float">
            <text:p>12</text:p>
          </table:table-cell>
        </table:table-row>
        <table:table-row table:style-name="ro1">
          <table:table-cell table:number-columns-repeated="16"/>
          <table:table-cell office:value-type="float" office:value="7" calcext:value-type="float">
            <text:p>7</text:p>
          </table:table-cell>
          <table:table-cell table:formula="of:=QUANTLIB.CALCADDINS.QLINTERPOLATEDVALUE1D([Interpolation.$D$21];[Interpolation.Q13];1)" office:value-type="float" office:value="17.625" calcext:value-type="float">
            <text:p>17.625</text:p>
          </table:table-cell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INTERPOLATION1D([Interpolation.D22];[Interpolation.D23];[Interpolation.D24:.D26];[Interpolation.E24:.E26])" office:value-type="string" office:string-value="Interpolation-2" calcext:value-type="string">
            <text:p>Interpolation-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ID</text:p>
          </table:table-cell>
          <table:table-cell table:formula="of:=QUANTLIB.CALCADDINS.QLINTERPOLATION1D([Interpolation.N22];[Interpolation.N23];[Interpolation.N24:.N26];[Interpolation.O24:.O26])" office:value-type="string" office:string-value="Interpolation-4" calcext:value-type="string">
            <text:p>Interpolation-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Interpolation-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QUANTLIB.CALCADDINS.QLINTERPOLATEDVALUE1D([Interpolation.$D$21];[Interpolation.G22];1)" office:value-type="float" office:value="-8" calcext:value-type="float">
            <text:p>-8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Interpolation-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QUANTLIB.CALCADDINS.QLINTERPOLATEDVALUE1D([Interpolation.$D$21];[Interpolation.Q22];1)" office:value-type="float" office:value="-8" calcext:value-type="float">
            <text:p>-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polationID</text:p>
          </table:table-cell>
          <table:table-cell office:value-type="string" calcext:value-type="string">
            <text:p>CubicNaturalSpl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QUANTLIB.CALCADDINS.QLINTERPOLATEDVALUE1D([Interpolation.$D$21];[Interpolation.G23];1)" office:value-type="float" office:value="-3" calcext:value-type="float">
            <text:p>-3</text:p>
          </table:table-cell>
          <table:table-cell table:number-columns-repeated="4"/>
          <table:table-cell office:value-type="string" calcext:value-type="string">
            <text:p>InterpolationID</text:p>
          </table:table-cell>
          <table:table-cell office:value-type="string" calcext:value-type="string">
            <text:p>MonotonicCubicNaturalSpl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QUANTLIB.CALCADDINS.QLINTERPOLATEDVALUE1D([Interpolation.$D$21];[Interpolation.Q23];1)" office:value-type="float" office:value="-3" calcext:value-type="float">
            <text:p>-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ues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2" calcext:value-type="float">
            <text:p>2</text:p>
          </table:table-cell>
          <table:table-cell table:formula="of:=QUANTLIB.CALCADDINS.QLINTERPOLATEDVALUE1D([Interpolation.$D$21];[Interpolation.G24];1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Values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2" calcext:value-type="float">
            <text:p>2</text:p>
          </table:table-cell>
          <table:table-cell table:formula="of:=QUANTLIB.CALCADDINS.QLINTERPOLATEDVALUE1D([Interpolation.$D$21];[Interpolation.Q24];1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QUANTLIB.CALCADDINS.QLINTERPOLATEDVALUE1D([Interpolation.$D$21];[Interpolation.G25];1)" office:value-type="float" office:value="5.125" calcext:value-type="float">
            <text:p>5.125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QUANTLIB.CALCADDINS.QLINTERPOLATEDVALUE1D([Interpolation.$D$21];[Interpolation.Q25];1)" office:value-type="float" office:value="5.125" calcext:value-type="float">
            <text:p>5.125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formula="of:=QUANTLIB.CALCADDINS.QLINTERPOLATEDVALUE1D([Interpolation.$D$21];[Interpolation.G26];1)"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formula="of:=QUANTLIB.CALCADDINS.QLINTERPOLATEDVALUE1D([Interpolation.$D$21];[Interpolation.Q26];1)" office:value-type="float" office:value="7" calcext:value-type="float">
            <text:p>7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formula="of:=QUANTLIB.CALCADDINS.QLINTERPOLATEDVALUE1D([Interpolation.$D$21];[Interpolation.G27];1)" office:value-type="float" office:value="8.87500000000001" calcext:value-type="float">
            <text:p>8.8750000000000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formula="of:=QUANTLIB.CALCADDINS.QLINTERPOLATEDVALUE1D([Interpolation.$D$21];[Interpolation.Q27];1)" office:value-type="float" office:value="8.87500000000001" calcext:value-type="float">
            <text:p>8.87500000000001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formula="of:=QUANTLIB.CALCADDINS.QLINTERPOLATEDVALUE1D([Interpolation.$D$21];[Interpolation.G28];1)" office:value-type="float" office:value="12" calcext:value-type="float">
            <text:p>12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formula="of:=QUANTLIB.CALCADDINS.QLINTERPOLATEDVALUE1D([Interpolation.$D$21];[Interpolation.Q28]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formula="of:=QUANTLIB.CALCADDINS.QLINTERPOLATEDVALUE1D([Interpolation.$D$21];[Interpolation.G29];1)" office:value-type="float" office:value="17.625" calcext:value-type="float">
            <text:p>17.625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formula="of:=QUANTLIB.CALCADDINS.QLINTERPOLATEDVALUE1D([Interpolation.$D$21];[Interpolation.Q29];1)" office:value-type="float" office:value="17.625" calcext:value-type="float">
            <text:p>17.625</text:p>
          </table:table-cell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INTERPOLATION2D([Interpolation.D37];[Interpolation.D38];[Interpolation.E39:.G39];[Interpolation.D40:.D42];[Interpolation.E40:.G42])" office:value-type="string" office:string-value="Interpol2D" calcext:value-type="string">
            <text:p>Interpol2D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alu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Interpol2D</text:p>
          </table:table-cell>
          <table:table-cell table:number-columns-repeated="4"/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formula="of:=QUANTLIB.CALCADDINS.QLINTERPOLATEDVALUE2D([Interpolation.$D$36];[Interpolation.I37];[Interpolation.J37];0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nterpolation2DID</text:p>
          </table:table-cell>
          <table:table-cell office:value-type="string" calcext:value-type="string">
            <text:p>Bilinear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QUANTLIB.CALCADDINS.QLINTERPOLATEDVALUE2D([Interpolation.$D$36];[Interpolation.I38];[Interpolation.J38];0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QUANTLIB.CALCADDINS.QLINTERPOLATEDVALUE2D([Interpolation.$D$36];[Interpolation.I39];[Interpolation.J39];0)" office:value-type="string" office:string-value="ERROR: qlInterpolatedValue2D:  interpolation range is [2, 4] x [1, 3]: extrapolation at (3, 5) not allowed" calcext:value-type="string">
            <text:p>ERROR: qlInterpolatedValue2D: <text:s/>interpolation range is [2, 4] x [1, 3]: extrapolation at (3, 5) not allow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QUANTLIB.CALCADDINS.QLINTERPOLATEDVALUE2D([Interpolation.$D$36];[Interpolation.I40];[Interpolation.J40];0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QUANTLIB.CALCADDINS.QLINTERPOLATEDVALUE2D([Interpolation.$D$36];[Interpolation.I41];[Interpolation.J41]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QUANTLIB.CALCADDINS.QLINTERPOLATEDVALUE2D([Interpolation.$D$36];[Interpolation.I42];[Interpolation.J42];1)" office:value-type="float" office:value="7" calcext:value-type="float">
            <text:p>7</text:p>
          </table:table-cell>
          <table:table-cell table:number-columns-repeated="7"/>
        </table:table-row>
      </table:table>
      <table:table table:name="YieldBootstrapping" table:style-name="ta1">
        <table:table-column table:style-name="co1" table:number-columns-repeated="25" table:default-cell-style-name="Default"/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Index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ID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nor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QUANTLIB.CALCADDINS.QLEURIBOR365([YieldBootstrapping.E4];[YieldBootstrapping.F4])" office:value-type="string" office:string-value="EUR_6" calcext:value-type="string">
            <text:p>EUR_6</text:p>
          </table:table-cell>
          <table:table-cell office:value-type="string" calcext:value-type="string">
            <text:p>EUR_6</text:p>
          </table:table-cell>
          <table:table-cell office:value-type="string" calcext:value-type="string">
            <text:p>6M</text:p>
          </table:table-cell>
          <table:table-cell table:number-columns-repeated="19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Swap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FixedFrequency</text:p>
          </table:table-cell>
          <table:table-cell office:value-type="string" calcext:value-type="string">
            <text:p>FixedConvention</text:p>
          </table:table-cell>
          <table:table-cell office:value-type="string" calcext:value-type="string">
            <text:p>FixedDayCounter</text:p>
          </table:table-cell>
          <table:table-cell office:value-type="string" calcext:value-type="string">
            <text:p>IborIndex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FwdStartPeriod</text:p>
          </table:table-cell>
          <table:table-cell office:value-type="string" calcext:value-type="string">
            <text:p>SpreadName</text:p>
          </table:table-cell>
          <table:table-cell office:value-type="string" calcext:value-type="string">
            <text:p>SpreadQuote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0];[YieldBootstrapping.F10];[YieldBootstrapping.G10];[YieldBootstrapping.H10];[YieldBootstrapping.I10];[YieldBootstrapping.J10];[YieldBootstrapping.K10];[YieldBootstrapping.L10]; ; )" office:value-type="string" office:string-value="Swap-1Y" calcext:value-type="string">
            <text:p>Swap-1Y</text:p>
          </table:table-cell>
          <table:table-cell table:formula="of:=CONCATENATE([YieldBootstrapping.$D$8];&quot;-&quot;;[YieldBootstrapping.G10])" office:value-type="string" office:string-value="Swap-1Y" calcext:value-type="string">
            <text:p>Swap-1Y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1Y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Actual/360</text:p>
          </table:table-cell>
          <table:table-cell table:formula="of:=[YieldBootstrapping.D4]" office:value-type="string" office:string-value="EUR_6" calcext:value-type="string">
            <text:p>EUR_6</text:p>
          </table:table-cell>
          <table:table-cell table:formula="of:=QUANTLIB.CALCADDINS.QLSIMPLEQUOTE([YieldBootstrapping.O10];[YieldBootstrapping.P10])" office:value-type="string" office:string-value="quote-1Y" calcext:value-type="string">
            <text:p>quote-1Y</text:p>
          </table:table-cell>
          <table:table-cell office:value-type="string" calcext:value-type="string">
            <text:p>0D</text:p>
          </table:table-cell>
          <table:table-cell table:formula="of:=CONCATENATE(&quot;quote-&quot;;[YieldBootstrapping.G10])" office:value-type="string" office:string-value="quote-1Y" calcext:value-type="string">
            <text:p>quote-1Y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1];[YieldBootstrapping.F11];[YieldBootstrapping.G11];[YieldBootstrapping.H11];[YieldBootstrapping.I11];[YieldBootstrapping.J11];[YieldBootstrapping.K11];[YieldBootstrapping.L11]; ; )" office:value-type="string" office:string-value="Swap-2Y" calcext:value-type="string">
            <text:p>Swap-2Y</text:p>
          </table:table-cell>
          <table:table-cell table:formula="of:=CONCATENATE([YieldBootstrapping.$D$8];&quot;-&quot;;[YieldBootstrapping.G11])" office:value-type="string" office:string-value="Swap-2Y" calcext:value-type="string">
            <text:p>Swap-2Y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2Y</text:p>
          </table:table-cell>
          <table:table-cell table:formula="of:=[YieldBootstrapping.H10]" office:value-type="string" office:string-value="TARGET" calcext:value-type="string">
            <text:p>TARGET</text:p>
          </table:table-cell>
          <table:table-cell table:formula="of:=[YieldBootstrapping.I10]" office:value-type="string" office:string-value="Annual" calcext:value-type="string">
            <text:p>Annual</text:p>
          </table:table-cell>
          <table:table-cell table:formula="of:=[YieldBootstrapping.J10]" office:value-type="string" office:string-value="Following" calcext:value-type="string">
            <text:p>Following</text:p>
          </table:table-cell>
          <table:table-cell table:formula="of:=[YieldBootstrapping.K10]" office:value-type="string" office:string-value="Actual/360" calcext:value-type="string">
            <text:p>Actual/360</text:p>
          </table:table-cell>
          <table:table-cell table:formula="of:=[YieldBootstrapping.L10]" office:value-type="string" office:string-value="EUR_6" calcext:value-type="string">
            <text:p>EUR_6</text:p>
          </table:table-cell>
          <table:table-cell table:formula="of:=QUANTLIB.CALCADDINS.QLSIMPLEQUOTE([YieldBootstrapping.O11];[YieldBootstrapping.P11])" office:value-type="string" office:string-value="quote-2Y" calcext:value-type="string">
            <text:p>quote-2Y</text:p>
          </table:table-cell>
          <table:table-cell table:formula="of:=[YieldBootstrapping.N10]" office:value-type="string" office:string-value="0D" calcext:value-type="string">
            <text:p>0D</text:p>
          </table:table-cell>
          <table:table-cell table:formula="of:=CONCATENATE(&quot;quote-&quot;;[YieldBootstrapping.G11])" office:value-type="string" office:string-value="quote-2Y" calcext:value-type="string">
            <text:p>quote-2Y</text:p>
          </table:table-cell>
          <table:table-cell table:formula="of:=[YieldBootstrapping.P10]" office:value-type="float" office:value="0" calcext:value-type="float">
            <text:p>0</text:p>
          </table:table-cell>
          <table:table-cell table:number-columns-repeated="8"/>
          <table:table-cell table:style-name="ce1"/>
        </table:table-row>
        <table:table-row table:style-name="ro1">
          <table:table-cell table:number-columns-repeated="3"/>
          <table:table-cell table:formula="of:=QUANTLIB.CALCADDINS.QLSWAPRATEHELPER([YieldBootstrapping.E12];[YieldBootstrapping.F12];[YieldBootstrapping.G12];[YieldBootstrapping.H12];[YieldBootstrapping.I12];[YieldBootstrapping.J12];[YieldBootstrapping.K12];[YieldBootstrapping.L12]; ; )" office:value-type="string" office:string-value="Swap-3Y" calcext:value-type="string">
            <text:p>Swap-3Y</text:p>
          </table:table-cell>
          <table:table-cell table:formula="of:=CONCATENATE([YieldBootstrapping.$D$8];&quot;-&quot;;[YieldBootstrapping.G12])" office:value-type="string" office:string-value="Swap-3Y" calcext:value-type="string">
            <text:p>Swap-3Y</text:p>
          </table:table-cell>
          <table:table-cell table:formula="of:=[YieldBootstrapping.F11]+0.005" office:value-type="float" office:value="-0.005" calcext:value-type="float">
            <text:p>-0.005</text:p>
          </table:table-cell>
          <table:table-cell office:value-type="string" calcext:value-type="string">
            <text:p>3Y</text:p>
          </table:table-cell>
          <table:table-cell table:formula="of:=[YieldBootstrapping.H11]" office:value-type="string" office:string-value="TARGET" calcext:value-type="string">
            <text:p>TARGET</text:p>
          </table:table-cell>
          <table:table-cell table:formula="of:=[YieldBootstrapping.I11]" office:value-type="string" office:string-value="Annual" calcext:value-type="string">
            <text:p>Annual</text:p>
          </table:table-cell>
          <table:table-cell table:formula="of:=[YieldBootstrapping.J11]" office:value-type="string" office:string-value="Following" calcext:value-type="string">
            <text:p>Following</text:p>
          </table:table-cell>
          <table:table-cell table:formula="of:=[YieldBootstrapping.K11]" office:value-type="string" office:string-value="Actual/360" calcext:value-type="string">
            <text:p>Actual/360</text:p>
          </table:table-cell>
          <table:table-cell table:formula="of:=[YieldBootstrapping.L11]" office:value-type="string" office:string-value="EUR_6" calcext:value-type="string">
            <text:p>EUR_6</text:p>
          </table:table-cell>
          <table:table-cell table:formula="of:=QUANTLIB.CALCADDINS.QLSIMPLEQUOTE([YieldBootstrapping.O12];[YieldBootstrapping.P12])" office:value-type="string" office:string-value="quote-3Y" calcext:value-type="string">
            <text:p>quote-3Y</text:p>
          </table:table-cell>
          <table:table-cell table:formula="of:=[YieldBootstrapping.N11]" office:value-type="string" office:string-value="0D" calcext:value-type="string">
            <text:p>0D</text:p>
          </table:table-cell>
          <table:table-cell table:formula="of:=CONCATENATE(&quot;quote-&quot;;[YieldBootstrapping.G12])" office:value-type="string" office:string-value="quote-3Y" calcext:value-type="string">
            <text:p>quote-3Y</text:p>
          </table:table-cell>
          <table:table-cell table:formula="of:=[YieldBootstrapping.P11]" office:value-type="float" office:value="0" calcext:value-type="float">
            <text:p>0</text:p>
          </table:table-cell>
          <table:table-cell table:number-columns-repeated="8"/>
          <table:table-cell table:style-name="ce1"/>
        </table:table-row>
        <table:table-row table:style-name="ro1">
          <table:table-cell table:number-columns-repeated="3"/>
          <table:table-cell table:formula="of:=QUANTLIB.CALCADDINS.QLSWAPRATEHELPER([YieldBootstrapping.E13];[YieldBootstrapping.F13];[YieldBootstrapping.G13];[YieldBootstrapping.H13];[YieldBootstrapping.I13];[YieldBootstrapping.J13];[YieldBootstrapping.K13];[YieldBootstrapping.L13]; ; )" office:value-type="string" office:string-value="Swap-5Y" calcext:value-type="string">
            <text:p>Swap-5Y</text:p>
          </table:table-cell>
          <table:table-cell table:formula="of:=CONCATENATE([YieldBootstrapping.$D$8];&quot;-&quot;;[YieldBootstrapping.G13])" office:value-type="string" office:string-value="Swap-5Y" calcext:value-type="string">
            <text:p>Swap-5Y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5Y</text:p>
          </table:table-cell>
          <table:table-cell table:formula="of:=[YieldBootstrapping.H12]" office:value-type="string" office:string-value="TARGET" calcext:value-type="string">
            <text:p>TARGET</text:p>
          </table:table-cell>
          <table:table-cell table:formula="of:=[YieldBootstrapping.I12]" office:value-type="string" office:string-value="Annual" calcext:value-type="string">
            <text:p>Annual</text:p>
          </table:table-cell>
          <table:table-cell table:formula="of:=[YieldBootstrapping.J12]" office:value-type="string" office:string-value="Following" calcext:value-type="string">
            <text:p>Following</text:p>
          </table:table-cell>
          <table:table-cell table:formula="of:=[YieldBootstrapping.K12]" office:value-type="string" office:string-value="Actual/360" calcext:value-type="string">
            <text:p>Actual/360</text:p>
          </table:table-cell>
          <table:table-cell table:formula="of:=[YieldBootstrapping.L12]" office:value-type="string" office:string-value="EUR_6" calcext:value-type="string">
            <text:p>EUR_6</text:p>
          </table:table-cell>
          <table:table-cell table:formula="of:=QUANTLIB.CALCADDINS.QLSIMPLEQUOTE([YieldBootstrapping.O13];[YieldBootstrapping.P13])" office:value-type="string" office:string-value="quote-5Y" calcext:value-type="string">
            <text:p>quote-5Y</text:p>
          </table:table-cell>
          <table:table-cell table:formula="of:=[YieldBootstrapping.N12]" office:value-type="string" office:string-value="0D" calcext:value-type="string">
            <text:p>0D</text:p>
          </table:table-cell>
          <table:table-cell table:formula="of:=CONCATENATE(&quot;quote-&quot;;[YieldBootstrapping.G13])" office:value-type="string" office:string-value="quote-5Y" calcext:value-type="string">
            <text:p>quote-5Y</text:p>
          </table:table-cell>
          <table:table-cell table:formula="of:=[YieldBootstrapping.P1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4];[YieldBootstrapping.F14];[YieldBootstrapping.G14];[YieldBootstrapping.H14];[YieldBootstrapping.I14];[YieldBootstrapping.J14];[YieldBootstrapping.K14];[YieldBootstrapping.L14]; ; )" office:value-type="string" office:string-value="Swap-10Y" calcext:value-type="string">
            <text:p>Swap-10Y</text:p>
          </table:table-cell>
          <table:table-cell table:formula="of:=CONCATENATE([YieldBootstrapping.$D$8];&quot;-&quot;;[YieldBootstrapping.G14])" office:value-type="string" office:string-value="Swap-10Y" calcext:value-type="string">
            <text:p>Swap-10Y</text:p>
          </table:table-cell>
          <table:table-cell table:formula="of:=[YieldBootstrapping.F13]+0.005" office:value-type="float" office:value="0.015" calcext:value-type="float">
            <text:p>0.015</text:p>
          </table:table-cell>
          <table:table-cell office:value-type="string" calcext:value-type="string">
            <text:p>10Y</text:p>
          </table:table-cell>
          <table:table-cell table:formula="of:=[YieldBootstrapping.H13]" office:value-type="string" office:string-value="TARGET" calcext:value-type="string">
            <text:p>TARGET</text:p>
          </table:table-cell>
          <table:table-cell table:formula="of:=[YieldBootstrapping.I13]" office:value-type="string" office:string-value="Annual" calcext:value-type="string">
            <text:p>Annual</text:p>
          </table:table-cell>
          <table:table-cell table:formula="of:=[YieldBootstrapping.J13]" office:value-type="string" office:string-value="Following" calcext:value-type="string">
            <text:p>Following</text:p>
          </table:table-cell>
          <table:table-cell table:formula="of:=[YieldBootstrapping.K13]" office:value-type="string" office:string-value="Actual/360" calcext:value-type="string">
            <text:p>Actual/360</text:p>
          </table:table-cell>
          <table:table-cell table:formula="of:=[YieldBootstrapping.L13]" office:value-type="string" office:string-value="EUR_6" calcext:value-type="string">
            <text:p>EUR_6</text:p>
          </table:table-cell>
          <table:table-cell table:formula="of:=QUANTLIB.CALCADDINS.QLSIMPLEQUOTE([YieldBootstrapping.O14];[YieldBootstrapping.P14])" office:value-type="string" office:string-value="quote-10Y" calcext:value-type="string">
            <text:p>quote-10Y</text:p>
          </table:table-cell>
          <table:table-cell table:formula="of:=[YieldBootstrapping.N13]" office:value-type="string" office:string-value="0D" calcext:value-type="string">
            <text:p>0D</text:p>
          </table:table-cell>
          <table:table-cell table:formula="of:=CONCATENATE(&quot;quote-&quot;;[YieldBootstrapping.G14])" office:value-type="string" office:string-value="quote-10Y" calcext:value-type="string">
            <text:p>quote-10Y</text:p>
          </table:table-cell>
          <table:table-cell table:formula="of:=[YieldBootstrapping.P1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5];[YieldBootstrapping.F15];[YieldBootstrapping.G15];[YieldBootstrapping.H15];[YieldBootstrapping.I15];[YieldBootstrapping.J15];[YieldBootstrapping.K15];[YieldBootstrapping.L15]; ; )" office:value-type="string" office:string-value="Swap-15Y" calcext:value-type="string">
            <text:p>Swap-15Y</text:p>
          </table:table-cell>
          <table:table-cell table:formula="of:=CONCATENATE([YieldBootstrapping.$D$8];&quot;-&quot;;[YieldBootstrapping.G15])" office:value-type="string" office:string-value="Swap-15Y" calcext:value-type="string">
            <text:p>Swap-15Y</text:p>
          </table:table-cell>
          <table:table-cell table:formula="of:=[YieldBootstrapping.F14]+0.005" office:value-type="float" office:value="0.02" calcext:value-type="float">
            <text:p>0.02</text:p>
          </table:table-cell>
          <table:table-cell office:value-type="string" calcext:value-type="string">
            <text:p>15Y</text:p>
          </table:table-cell>
          <table:table-cell table:formula="of:=[YieldBootstrapping.H14]" office:value-type="string" office:string-value="TARGET" calcext:value-type="string">
            <text:p>TARGET</text:p>
          </table:table-cell>
          <table:table-cell table:formula="of:=[YieldBootstrapping.I14]" office:value-type="string" office:string-value="Annual" calcext:value-type="string">
            <text:p>Annual</text:p>
          </table:table-cell>
          <table:table-cell table:formula="of:=[YieldBootstrapping.J14]" office:value-type="string" office:string-value="Following" calcext:value-type="string">
            <text:p>Following</text:p>
          </table:table-cell>
          <table:table-cell table:formula="of:=[YieldBootstrapping.K14]" office:value-type="string" office:string-value="Actual/360" calcext:value-type="string">
            <text:p>Actual/360</text:p>
          </table:table-cell>
          <table:table-cell table:formula="of:=[YieldBootstrapping.L14]" office:value-type="string" office:string-value="EUR_6" calcext:value-type="string">
            <text:p>EUR_6</text:p>
          </table:table-cell>
          <table:table-cell table:formula="of:=QUANTLIB.CALCADDINS.QLSIMPLEQUOTE([YieldBootstrapping.O15];[YieldBootstrapping.P15])" office:value-type="string" office:string-value="quote-15Y" calcext:value-type="string">
            <text:p>quote-15Y</text:p>
          </table:table-cell>
          <table:table-cell table:formula="of:=[YieldBootstrapping.N14]" office:value-type="string" office:string-value="0D" calcext:value-type="string">
            <text:p>0D</text:p>
          </table:table-cell>
          <table:table-cell table:formula="of:=CONCATENATE(&quot;quote-&quot;;[YieldBootstrapping.G15])" office:value-type="string" office:string-value="quote-15Y" calcext:value-type="string">
            <text:p>quote-15Y</text:p>
          </table:table-cell>
          <table:table-cell table:formula="of:=[YieldBootstrapping.P1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6];[YieldBootstrapping.F16];[YieldBootstrapping.G16];[YieldBootstrapping.H16];[YieldBootstrapping.I16];[YieldBootstrapping.J16];[YieldBootstrapping.K16];[YieldBootstrapping.L16]; ; )" office:value-type="string" office:string-value="Swap-20Y" calcext:value-type="string">
            <text:p>Swap-20Y</text:p>
          </table:table-cell>
          <table:table-cell table:formula="of:=CONCATENATE([YieldBootstrapping.$D$8];&quot;-&quot;;[YieldBootstrapping.G16])" office:value-type="string" office:string-value="Swap-20Y" calcext:value-type="string">
            <text:p>Swap-20Y</text:p>
          </table:table-cell>
          <table:table-cell table:formula="of:=[YieldBootstrapping.F15]+0.005" office:value-type="float" office:value="0.025" calcext:value-type="float">
            <text:p>0.025</text:p>
          </table:table-cell>
          <table:table-cell office:value-type="string" calcext:value-type="string">
            <text:p>20Y</text:p>
          </table:table-cell>
          <table:table-cell table:formula="of:=[YieldBootstrapping.H15]" office:value-type="string" office:string-value="TARGET" calcext:value-type="string">
            <text:p>TARGET</text:p>
          </table:table-cell>
          <table:table-cell table:formula="of:=[YieldBootstrapping.I15]" office:value-type="string" office:string-value="Annual" calcext:value-type="string">
            <text:p>Annual</text:p>
          </table:table-cell>
          <table:table-cell table:formula="of:=[YieldBootstrapping.J15]" office:value-type="string" office:string-value="Following" calcext:value-type="string">
            <text:p>Following</text:p>
          </table:table-cell>
          <table:table-cell table:formula="of:=[YieldBootstrapping.K15]" office:value-type="string" office:string-value="Actual/360" calcext:value-type="string">
            <text:p>Actual/360</text:p>
          </table:table-cell>
          <table:table-cell table:formula="of:=[YieldBootstrapping.L15]" office:value-type="string" office:string-value="EUR_6" calcext:value-type="string">
            <text:p>EUR_6</text:p>
          </table:table-cell>
          <table:table-cell table:formula="of:=QUANTLIB.CALCADDINS.QLSIMPLEQUOTE([YieldBootstrapping.O16];[YieldBootstrapping.P16])" office:value-type="string" office:string-value="quote-20Y" calcext:value-type="string">
            <text:p>quote-20Y</text:p>
          </table:table-cell>
          <table:table-cell table:formula="of:=[YieldBootstrapping.N15]" office:value-type="string" office:string-value="0D" calcext:value-type="string">
            <text:p>0D</text:p>
          </table:table-cell>
          <table:table-cell table:formula="of:=CONCATENATE(&quot;quote-&quot;;[YieldBootstrapping.G16])" office:value-type="string" office:string-value="quote-20Y" calcext:value-type="string">
            <text:p>quote-20Y</text:p>
          </table:table-cell>
          <table:table-cell table:formula="of:=[YieldBootstrapping.P1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7];[YieldBootstrapping.F17];[YieldBootstrapping.G17];[YieldBootstrapping.H17];[YieldBootstrapping.I17];[YieldBootstrapping.J17];[YieldBootstrapping.K17];[YieldBootstrapping.L17]; ; )" office:value-type="string" office:string-value="Swap-30Y" calcext:value-type="string">
            <text:p>Swap-30Y</text:p>
          </table:table-cell>
          <table:table-cell table:formula="of:=CONCATENATE([YieldBootstrapping.$D$8];&quot;-&quot;;[YieldBootstrapping.G17])" office:value-type="string" office:string-value="Swap-30Y" calcext:value-type="string">
            <text:p>Swap-30Y</text:p>
          </table:table-cell>
          <table:table-cell table:formula="of:=[YieldBootstrapping.F16]+0.005" office:value-type="float" office:value="0.03" calcext:value-type="float">
            <text:p>0.03</text:p>
          </table:table-cell>
          <table:table-cell office:value-type="string" calcext:value-type="string">
            <text:p>30Y</text:p>
          </table:table-cell>
          <table:table-cell table:formula="of:=[YieldBootstrapping.H16]" office:value-type="string" office:string-value="TARGET" calcext:value-type="string">
            <text:p>TARGET</text:p>
          </table:table-cell>
          <table:table-cell table:formula="of:=[YieldBootstrapping.I16]" office:value-type="string" office:string-value="Annual" calcext:value-type="string">
            <text:p>Annual</text:p>
          </table:table-cell>
          <table:table-cell table:formula="of:=[YieldBootstrapping.J16]" office:value-type="string" office:string-value="Following" calcext:value-type="string">
            <text:p>Following</text:p>
          </table:table-cell>
          <table:table-cell table:formula="of:=[YieldBootstrapping.K16]" office:value-type="string" office:string-value="Actual/360" calcext:value-type="string">
            <text:p>Actual/360</text:p>
          </table:table-cell>
          <table:table-cell table:formula="of:=[YieldBootstrapping.L16]" office:value-type="string" office:string-value="EUR_6" calcext:value-type="string">
            <text:p>EUR_6</text:p>
          </table:table-cell>
          <table:table-cell table:formula="of:=QUANTLIB.CALCADDINS.QLSIMPLEQUOTE([YieldBootstrapping.O17];[YieldBootstrapping.P17])" office:value-type="string" office:string-value="quote-30Y" calcext:value-type="string">
            <text:p>quote-30Y</text:p>
          </table:table-cell>
          <table:table-cell table:formula="of:=[YieldBootstrapping.N16]" office:value-type="string" office:string-value="0D" calcext:value-type="string">
            <text:p>0D</text:p>
          </table:table-cell>
          <table:table-cell table:formula="of:=CONCATENATE(&quot;quote-&quot;;[YieldBootstrapping.G17])" office:value-type="string" office:string-value="quote-30Y" calcext:value-type="string">
            <text:p>quote-30Y</text:p>
          </table:table-cell>
          <table:table-cell table:formula="of:=[YieldBootstrapping.P16]"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Deposit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ID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FixingDays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BusinessDayConv</text:p>
          </table:table-cell>
          <table:table-cell office:value-type="string" calcext:value-type="string">
            <text:p>EndOfMonth</text:p>
          </table:table-cell>
          <table:table-cell office:value-type="string" calcext:value-type="string">
            <text:p>DayCounter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2];[YieldBootstrapping.F22];[YieldBootstrapping.G22];[YieldBootstrapping.H22];[YieldBootstrapping.I22];[YieldBootstrapping.J22];[YieldBootstrapping.K22] ;[YieldBootstrapping.L22])" office:value-type="string" office:string-value="Deposit-1D" calcext:value-type="string">
            <text:p>Deposit-1D</text:p>
          </table:table-cell>
          <table:table-cell table:formula="of:=CONCATENATE([YieldBootstrapping.$D$20];&quot;-&quot;;[YieldBootstrapping.G22])" office:value-type="string" office:string-value="Deposit-1D" calcext:value-type="string">
            <text:p>Deposit-1D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1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ual/Actual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3];[YieldBootstrapping.F23];[YieldBootstrapping.G23];[YieldBootstrapping.H23];[YieldBootstrapping.I23];[YieldBootstrapping.J23];[YieldBootstrapping.K23] ;[YieldBootstrapping.L23])" office:value-type="string" office:string-value="Deposit-1W" calcext:value-type="string">
            <text:p>Deposit-1W</text:p>
          </table:table-cell>
          <table:table-cell table:formula="of:=CONCATENATE([YieldBootstrapping.$D$20];&quot;-&quot;;[YieldBootstrapping.G23])" office:value-type="string" office:string-value="Deposit-1W" calcext:value-type="string">
            <text:p>Deposit-1W</text:p>
          </table:table-cell>
          <table:table-cell table:formula="of:=[YieldBootstrapping.F22]+0.001" office:value-type="float" office:value="-0.019" calcext:value-type="float">
            <text:p>-0.019</text:p>
          </table:table-cell>
          <table:table-cell office:value-type="string" calcext:value-type="string">
            <text:p>1W</text:p>
          </table:table-cell>
          <table:table-cell table:formula="of:=[YieldBootstrapping.H22]" office:value-type="float" office:value="2" calcext:value-type="float">
            <text:p>2</text:p>
          </table:table-cell>
          <table:table-cell table:formula="of:=[YieldBootstrapping.I22]" office:value-type="string" office:string-value="TARGET" calcext:value-type="string">
            <text:p>TARGET</text:p>
          </table:table-cell>
          <table:table-cell table:formula="of:=[YieldBootstrapping.J22]" office:value-type="string" office:string-value="Following" calcext:value-type="string">
            <text:p>Following</text:p>
          </table:table-cell>
          <table:table-cell table:formula="of:=[YieldBootstrapping.K22]" office:value-type="float" office:value="0" calcext:value-type="float">
            <text:p>0</text:p>
          </table:table-cell>
          <table:table-cell table:formula="of:=[YieldBootstrapping.L22]" office:value-type="string" office:string-value="Actual/Actual" calcext:value-type="string">
            <text:p>Actual/Actual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4];[YieldBootstrapping.F24];[YieldBootstrapping.G24];[YieldBootstrapping.H24];[YieldBootstrapping.I24];[YieldBootstrapping.J24];[YieldBootstrapping.K24] ;[YieldBootstrapping.L24])" office:value-type="string" office:string-value="Deposit-1M" calcext:value-type="string">
            <text:p>Deposit-1M</text:p>
          </table:table-cell>
          <table:table-cell table:formula="of:=CONCATENATE([YieldBootstrapping.$D$20];&quot;-&quot;;[YieldBootstrapping.G24])" office:value-type="string" office:string-value="Deposit-1M" calcext:value-type="string">
            <text:p>Deposit-1M</text:p>
          </table:table-cell>
          <table:table-cell table:formula="of:=[YieldBootstrapping.F23]+0.001" office:value-type="float" office:value="-0.018" calcext:value-type="float">
            <text:p>-0.018</text:p>
          </table:table-cell>
          <table:table-cell office:value-type="string" calcext:value-type="string">
            <text:p>1M</text:p>
          </table:table-cell>
          <table:table-cell table:formula="of:=[YieldBootstrapping.H23]" office:value-type="float" office:value="2" calcext:value-type="float">
            <text:p>2</text:p>
          </table:table-cell>
          <table:table-cell table:formula="of:=[YieldBootstrapping.I23]" office:value-type="string" office:string-value="TARGET" calcext:value-type="string">
            <text:p>TARGET</text:p>
          </table:table-cell>
          <table:table-cell table:formula="of:=[YieldBootstrapping.J23]" office:value-type="string" office:string-value="Following" calcext:value-type="string">
            <text:p>Following</text:p>
          </table:table-cell>
          <table:table-cell table:formula="of:=[YieldBootstrapping.K23]" office:value-type="float" office:value="0" calcext:value-type="float">
            <text:p>0</text:p>
          </table:table-cell>
          <table:table-cell table:formula="of:=[YieldBootstrapping.L23]" office:value-type="string" office:string-value="Actual/Actual" calcext:value-type="string">
            <text:p>Actual/Actual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5];[YieldBootstrapping.F25];[YieldBootstrapping.G25];[YieldBootstrapping.H25];[YieldBootstrapping.I25];[YieldBootstrapping.J25];[YieldBootstrapping.K25] ;[YieldBootstrapping.L25])" office:value-type="string" office:string-value="Deposit-3M" calcext:value-type="string">
            <text:p>Deposit-3M</text:p>
          </table:table-cell>
          <table:table-cell table:formula="of:=CONCATENATE([YieldBootstrapping.$D$20];&quot;-&quot;;[YieldBootstrapping.G25])" office:value-type="string" office:string-value="Deposit-3M" calcext:value-type="string">
            <text:p>Deposit-3M</text:p>
          </table:table-cell>
          <table:table-cell table:formula="of:=[YieldBootstrapping.F24]+0.001" office:value-type="float" office:value="-0.017" calcext:value-type="float">
            <text:p>-0.017</text:p>
          </table:table-cell>
          <table:table-cell office:value-type="string" calcext:value-type="string">
            <text:p>3M</text:p>
          </table:table-cell>
          <table:table-cell table:formula="of:=[YieldBootstrapping.H24]" office:value-type="float" office:value="2" calcext:value-type="float">
            <text:p>2</text:p>
          </table:table-cell>
          <table:table-cell table:formula="of:=[YieldBootstrapping.I24]" office:value-type="string" office:string-value="TARGET" calcext:value-type="string">
            <text:p>TARGET</text:p>
          </table:table-cell>
          <table:table-cell table:formula="of:=[YieldBootstrapping.J24]" office:value-type="string" office:string-value="Following" calcext:value-type="string">
            <text:p>Following</text:p>
          </table:table-cell>
          <table:table-cell table:formula="of:=[YieldBootstrapping.K24]" office:value-type="float" office:value="0" calcext:value-type="float">
            <text:p>0</text:p>
          </table:table-cell>
          <table:table-cell table:formula="of:=[YieldBootstrapping.L24]" office:value-type="string" office:string-value="Actual/Actual" calcext:value-type="string">
            <text:p>Actual/Actual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6];[YieldBootstrapping.F26];[YieldBootstrapping.G26];[YieldBootstrapping.H26];[YieldBootstrapping.I26];[YieldBootstrapping.J26];[YieldBootstrapping.K26] ;[YieldBootstrapping.L26])" office:value-type="string" office:string-value="Deposit-6M" calcext:value-type="string">
            <text:p>Deposit-6M</text:p>
          </table:table-cell>
          <table:table-cell table:formula="of:=CONCATENATE([YieldBootstrapping.$D$20];&quot;-&quot;;[YieldBootstrapping.G26])" office:value-type="string" office:string-value="Deposit-6M" calcext:value-type="string">
            <text:p>Deposit-6M</text:p>
          </table:table-cell>
          <table:table-cell table:formula="of:=[YieldBootstrapping.F25]+0.001" office:value-type="float" office:value="-0.016" calcext:value-type="float">
            <text:p>-0.016</text:p>
          </table:table-cell>
          <table:table-cell office:value-type="string" calcext:value-type="string">
            <text:p>6M</text:p>
          </table:table-cell>
          <table:table-cell table:formula="of:=[YieldBootstrapping.H25]" office:value-type="float" office:value="2" calcext:value-type="float">
            <text:p>2</text:p>
          </table:table-cell>
          <table:table-cell table:formula="of:=[YieldBootstrapping.I25]" office:value-type="string" office:string-value="TARGET" calcext:value-type="string">
            <text:p>TARGET</text:p>
          </table:table-cell>
          <table:table-cell table:formula="of:=[YieldBootstrapping.J25]" office:value-type="string" office:string-value="Following" calcext:value-type="string">
            <text:p>Following</text:p>
          </table:table-cell>
          <table:table-cell table:formula="of:=[YieldBootstrapping.K25]" office:value-type="float" office:value="0" calcext:value-type="float">
            <text:p>0</text:p>
          </table:table-cell>
          <table:table-cell table:formula="of:=[YieldBootstrapping.L25]" office:value-type="string" office:string-value="Actual/Actual" calcext:value-type="string">
            <text:p>Actual/Actual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7];[YieldBootstrapping.F27];[YieldBootstrapping.G27];[YieldBootstrapping.H27];[YieldBootstrapping.I27];[YieldBootstrapping.J27];[YieldBootstrapping.K27] ;[YieldBootstrapping.L27])" office:value-type="string" office:string-value="Deposit-9M" calcext:value-type="string">
            <text:p>Deposit-9M</text:p>
          </table:table-cell>
          <table:table-cell table:formula="of:=CONCATENATE([YieldBootstrapping.$D$20];&quot;-&quot;;[YieldBootstrapping.G27])" office:value-type="string" office:string-value="Deposit-9M" calcext:value-type="string">
            <text:p>Deposit-9M</text:p>
          </table:table-cell>
          <table:table-cell table:formula="of:=[YieldBootstrapping.F26]+0.001" office:value-type="float" office:value="-0.015" calcext:value-type="float">
            <text:p>-0.015</text:p>
          </table:table-cell>
          <table:table-cell office:value-type="string" calcext:value-type="string">
            <text:p>9M</text:p>
          </table:table-cell>
          <table:table-cell table:formula="of:=[YieldBootstrapping.H26]" office:value-type="float" office:value="2" calcext:value-type="float">
            <text:p>2</text:p>
          </table:table-cell>
          <table:table-cell table:formula="of:=[YieldBootstrapping.I26]" office:value-type="string" office:string-value="TARGET" calcext:value-type="string">
            <text:p>TARGET</text:p>
          </table:table-cell>
          <table:table-cell table:formula="of:=[YieldBootstrapping.J26]" office:value-type="string" office:string-value="Following" calcext:value-type="string">
            <text:p>Following</text:p>
          </table:table-cell>
          <table:table-cell table:formula="of:=[YieldBootstrapping.K26]" office:value-type="float" office:value="0" calcext:value-type="float">
            <text:p>0</text:p>
          </table:table-cell>
          <table:table-cell table:formula="of:=[YieldBootstrapping.L26]" office:value-type="string" office:string-value="Actual/Actual" calcext:value-type="string">
            <text:p>Actual/Actual</text:p>
          </table:table-cell>
          <table:table-cell table:number-columns-repeated="13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FRA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ID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MonthsToStart</text:p>
          </table:table-cell>
          <table:table-cell office:value-type="string" calcext:value-type="string">
            <text:p>MonthsToEnd</text:p>
          </table:table-cell>
          <table:table-cell office:value-type="string" calcext:value-type="string">
            <text:p>FixingDays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onvention</text:p>
          </table:table-cell>
          <table:table-cell office:value-type="string" calcext:value-type="string">
            <text:p>EndOfMonth</text:p>
          </table:table-cell>
          <table:table-cell office:value-type="string" calcext:value-type="string">
            <text:p>DayCounter</text:p>
          </table:table-cell>
          <table:table-cell office:value-type="string" calcext:value-type="string">
            <text:p>Pillar::Choice</text:p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QUANTLIB.CALCADDINS.QLFRARATEHELPER([YieldBootstrapping.E32];[YieldBootstrapping.F32];[YieldBootstrapping.G32];[YieldBootstrapping.H32];[YieldBootstrapping.I32];[YieldBootstrapping.J32];[YieldBootstrapping.K32];[YieldBootstrapping.L32];[YieldBootstrapping.M32];[YieldBootstrapping.N32] )" office:value-type="string" office:string-value="FRA-9X12" calcext:value-type="string">
            <text:p>FRA-9X12</text:p>
          </table:table-cell>
          <table:table-cell table:formula="of:=CONCATENATE([YieldBootstrapping.$D$30];&quot;-&quot;;[YieldBootstrapping.G32];&quot;X&quot;;[YieldBootstrapping.H32])" office:value-type="string" office:string-value="FRA-9X12" calcext:value-type="string">
            <text:p>FRA-9X12</text:p>
          </table:table-cell>
          <table:table-cell office:value-type="float" office:value="-0.01" calcext:value-type="float">
            <text:p>-0.0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ual/Actual</text:p>
          </table:table-cell>
          <table:table-cell office:value-type="string" calcext:value-type="string">
            <text:p>LastRelevantDate</text:p>
          </table:table-cell>
          <table:table-cell table:number-columns-repeated="11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itsID</text:p>
          </table:table-cell>
          <table:table-cell office:value-type="string" calcext:value-type="string">
            <text:p>InterpolID</text:p>
          </table:table-cell>
          <table:table-cell office:value-type="string" calcext:value-type="string">
            <text:p>RefefernceDate</text:p>
          </table:table-cell>
          <table:table-cell office:value-type="string" calcext:value-type="string">
            <text:p>BootStrapInst</text:p>
          </table:table-cell>
          <table:table-cell office:value-type="string" calcext:value-type="string">
            <text:p>DayCounter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iscount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QUANTLIB.CALCADDINS.QLPIECEWISEYIELDCURVE([YieldBootstrapping.E37];[YieldBootstrapping.F37];[YieldBootstrapping.G37];[YieldBootstrapping.H37];[YieldBootstrapping.D40:.D53];[YieldBootstrapping.J37])" office:value-type="string" office:string-value="Bootstrapping" calcext:value-type="string">
            <text:p>Bootstrapping</text:p>
          </table:table-cell>
          <table:table-cell office:value-type="string" calcext:value-type="string">
            <text:p>Bootstrapping</text:p>
          </table:table-cell>
          <table:table-cell office:value-type="string" calcext:value-type="string">
            <text:p>ZeroYield</text:p>
          </table:table-cell>
          <table:table-cell office:value-type="string" calcext:value-type="string">
            <text:p>Linear</text:p>
          </table:table-cell>
          <table:table-cell table:style-name="ce1" table:formula="of:=[Settings.B3]" office:value-type="date" office:date-value="2017-01-30" calcext:value-type="date">
            <text:p>01/30/17</text:p>
          </table:table-cell>
          <table:table-cell/>
          <table:table-cell office:value-type="string" calcext:value-type="string">
            <text:p>Actual/Actual</text:p>
          </table:table-cell>
          <table:table-cell/>
          <table:table-cell table:style-name="ce1" table:formula="of:=[Schedule.D13]+10" office:value-type="date" office:date-value="2030-01-11" calcext:value-type="date">
            <text:p>01/11/30</text:p>
          </table:table-cell>
          <table:table-cell table:formula="of:=QUANTLIB.CALCADDINS.QLYIELDTSDISCOUNT([YieldBootstrapping.D37];[YieldBootstrapping.L37])" office:value-type="float" office:value="0.783954897709548" calcext:value-type="float">
            <text:p>0.783954897709548</text:p>
          </table:table-cell>
          <table:table-cell table:number-columns-repeated="12"/>
        </table:table-row>
        <table:table-row table:style-name="ro1">
          <table:table-cell table:number-columns-repeated="11"/>
          <table:table-cell table:style-name="ce1" table:formula="of:=[.H37]+10" office:value-type="date" office:date-value="2017-02-09" calcext:value-type="date">
            <text:p>02/09/17</text:p>
          </table:table-cell>
          <table:table-cell table:formula="of:=QUANTLIB.CALCADDINS.QLYIELDTSDISCOUNT([$YieldBootstrapping.$D$37];[YieldBootstrapping.L38])" office:value-type="float" office:value="1.00052897789042" calcext:value-type="float">
            <text:p>1.0005289778904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BootstrapInstruments</text:p>
          </table:table-cell>
          <table:table-cell table:number-columns-repeated="7"/>
          <table:table-cell table:style-name="ce1" table:formula="of:=QUANTLIB.CALCADDINS.QLCALENDARADVANCE(&quot;TARGET&quot;;[.H37];&quot;10Y&quot;;&quot;Unadjusted&quot;)" office:value-type="date" office:date-value="2027-01-30" calcext:value-type="date">
            <text:p>01/30/27</text:p>
          </table:table-cell>
          <table:table-cell table:formula="of:=QUANTLIB.CALCADDINS.QLYIELDTSDISCOUNT([$YieldBootstrapping.$D$37];[YieldBootstrapping.L39])" office:value-type="float" office:value="0.856214532838453" calcext:value-type="float">
            <text:p>0.856214532838453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[.D22]" office:value-type="string" office:string-value="Deposit-1D" calcext:value-type="string">
            <text:p>Deposit-1D</text:p>
          </table:table-cell>
          <table:table-cell table:number-columns-repeated="7"/>
          <table:table-cell table:style-name="ce1" table:formula="of:=QUANTLIB.CALCADDINS.QLCALENDARADVANCE(&quot;TARGET&quot;;[.H37];&quot;11Y&quot;;&quot;Unadjusted&quot;)" office:value-type="date" office:date-value="2028-01-30" calcext:value-type="date">
            <text:p>01/30/28</text:p>
          </table:table-cell>
          <table:table-cell table:formula="of:=QUANTLIB.CALCADDINS.QLYIELDTSDISCOUNT([$YieldBootstrapping.$D$37];[YieldBootstrapping.L40])" office:value-type="float" office:value="0.83279453735057" calcext:value-type="float">
            <text:p>0.83279453735057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[.D23]" office:value-type="string" office:string-value="Deposit-1W" calcext:value-type="string">
            <text:p>Deposit-1W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24]" office:value-type="string" office:string-value="Deposit-1M" calcext:value-type="string">
            <text:p>Deposit-1M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25]" office:value-type="string" office:string-value="Deposit-3M" calcext:value-type="string">
            <text:p>Deposit-3M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26]" office:value-type="string" office:string-value="Deposit-6M" calcext:value-type="string">
            <text:p>Deposit-6M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27]" office:value-type="string" office:string-value="Deposit-9M" calcext:value-type="string">
            <text:p>Deposit-9M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32]" office:value-type="string" office:string-value="FRA-9X12" calcext:value-type="string">
            <text:p>FRA-9X12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1]" office:value-type="string" office:string-value="Swap-2Y" calcext:value-type="string">
            <text:p>Swap-2Y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2]" office:value-type="string" office:string-value="Swap-3Y" calcext:value-type="string">
            <text:p>Swap-3Y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3]" office:value-type="string" office:string-value="Swap-5Y" calcext:value-type="string">
            <text:p>Swap-5Y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4]" office:value-type="string" office:string-value="Swap-10Y" calcext:value-type="string">
            <text:p>Swap-10Y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5]" office:value-type="string" office:string-value="Swap-15Y" calcext:value-type="string">
            <text:p>Swap-15Y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6]" office:value-type="string" office:string-value="Swap-20Y" calcext:value-type="string">
            <text:p>Swap-20Y</text:p>
          </table:table-cell>
          <table:table-cell table:number-columns-repeated="11"/>
          <table:table-cell table:style-name="ce1"/>
          <table:table-cell table:number-columns-repeated="9"/>
        </table:table-row>
        <table:table-row table:style-name="ro1">
          <table:table-cell table:number-columns-repeated="3"/>
          <table:table-cell table:formula="of:=[.D17]" office:value-type="string" office:string-value="Swap-30Y" calcext:value-type="string">
            <text:p>Swap-30Y</text:p>
          </table:table-cell>
          <table:table-cell table:number-columns-repeated="11"/>
          <table:table-cell table:style-name="ce1"/>
          <table:table-cell table:number-columns-repeated="9"/>
        </table:table-row>
        <table:table-row table:style-name="ro1">
          <table:table-cell table:number-columns-repeated="15"/>
          <table:table-cell table:style-name="ce1"/>
          <table:table-cell table:number-columns-repeated="9"/>
        </table:table-row>
        <table:table-row table:style-name="ro1" table:number-rows-repeated="33">
          <table:table-cell table:number-columns-repeated="25"/>
        </table:table-row>
        <table:table-row table:style-name="ro1" table:number-rows-repeated="11">
          <table:table-cell table:number-columns-repeated="6"/>
          <table:table-cell table:style-name="ce1"/>
          <table:table-cell table:number-columns-repeated="18"/>
        </table:table-row>
        <table:table-row table:style-name="ro1">
          <table:table-cell table:number-columns-repeated="6"/>
          <table:table-cell table:style-name="ce1"/>
          <table:table-cell table:number-columns-repeated="18"/>
        </table:table-row>
      </table:table>
      <table:table table:name="CreditBootstrapping" table:style-name="ta1">
        <table:table-column table:style-name="co1" table:number-columns-repeated="20" table:default-cell-style-name="Default"/>
        <table:table-row table:style-name="ro1" table:number-rows-repeated="5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CDS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unningSpread</text:p>
          </table:table-cell>
          <table:table-cell office:value-type="string" calcext:value-type="string">
            <text:p>Tenor</text:p>
          </table:table-cell>
          <table:table-cell office:value-type="string" calcext:value-type="string">
            <text:p>SettlementDays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aymentConvention</text:p>
          </table:table-cell>
          <table:table-cell office:value-type="string" calcext:value-type="string">
            <text:p>DateGenerationRule</text:p>
          </table:table-cell>
          <table:table-cell office:value-type="string" calcext:value-type="string">
            <text:p>DayCounter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YieldCurve</text:p>
          </table:table-cell>
          <table:table-cell office:value-type="string" calcext:value-type="string">
            <text:p>SettlesAccrual</text:p>
          </table:table-cell>
          <table:table-cell office:value-type="string" calcext:value-type="string">
            <text:p>PaysAtDefaultTime</text:p>
          </table:table-cell>
          <table:table-cell/>
          <table:table-cell office:value-type="string" calcext:value-type="string">
            <text:p>ID</text:p>
          </table:table-cell>
          <table:table-cell table:formula="of:=QUANTLIB.CALCADDINS.QLZEROCURVE([CreditBootstrapping.T8];[CreditBootstrapping.S11:.S12];[CreditBootstrapping.T11:.T12];[CreditBootstrapping.T9])" office:value-type="string" office:string-value="CDS-YieldTS" calcext:value-type="string">
            <text:p>CDS-YieldTS</text:p>
          </table:table-cell>
        </table:table-row>
        <table:table-row table:style-name="ro1">
          <table:table-cell table:number-columns-repeated="3"/>
          <table:table-cell table:formula="of:=QUANTLIB.CALCADDINS.QLSPREADCDSHELPER([.E8];[.F8];[.G8];[.H8];[.I8];[.J8];[.K8];[.L8];[.M8];[.N8];[.O8];;)" office:value-type="string" office:string-value="CDS-3M" calcext:value-type="string">
            <text:p>CDS-3M</text:p>
          </table:table-cell>
          <table:table-cell table:formula="of:=CONCATENATE([.$D$6];&quot;-&quot;;[.G8])" office:value-type="string" office:string-value="CDS-3M" calcext:value-type="string">
            <text:p>CDS-3M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3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TwentiethIMM</text:p>
          </table:table-cell>
          <table:table-cell office:value-type="string" calcext:value-type="string">
            <text:p>Actual/365 (Fixed)</text:p>
          </table:table-cell>
          <table:table-cell office:value-type="float" office:value="0.5" calcext:value-type="float">
            <text:p>0.5</text:p>
          </table:table-cell>
          <table:table-cell table:formula="of:=[.T7]" office:value-type="string" office:string-value="CDS-YieldTS" calcext:value-type="string">
            <text:p>CDS-YieldT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CDS-YieldTS</text:p>
          </table:table-cell>
        </table:table-row>
        <table:table-row table:style-name="ro1">
          <table:table-cell table:number-columns-repeated="3"/>
          <table:table-cell table:formula="of:=QUANTLIB.CALCADDINS.QLSPREADCDSHELPER([.E9];[.F9];[.G9];[.H9];[.I9];[.J9];[.K9];[.L9];[.M9];[.N9];[.O9];;)" office:value-type="string" office:string-value="CDS-6M" calcext:value-type="string">
            <text:p>CDS-6M</text:p>
          </table:table-cell>
          <table:table-cell table:formula="of:=CONCATENATE([.$D$6];&quot;-&quot;;[.G9])" office:value-type="string" office:string-value="CDS-6M" calcext:value-type="string">
            <text:p>CDS-6M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6M</text:p>
          </table:table-cell>
          <table:table-cell table:formula="of:=[.H8]" office:value-type="float" office:value="0" calcext:value-type="float">
            <text:p>0</text:p>
          </table:table-cell>
          <table:table-cell table:formula="of:=[.I8]" office:value-type="string" office:string-value="TARGET" calcext:value-type="string">
            <text:p>TARGET</text:p>
          </table:table-cell>
          <table:table-cell table:formula="of:=[.J8]" office:value-type="string" office:string-value="Quarterly" calcext:value-type="string">
            <text:p>Quarterly</text:p>
          </table:table-cell>
          <table:table-cell table:formula="of:=[.K8]" office:value-type="string" office:string-value="Following" calcext:value-type="string">
            <text:p>Following</text:p>
          </table:table-cell>
          <table:table-cell table:formula="of:=[.L8]" office:value-type="string" office:string-value="TwentiethIMM" calcext:value-type="string">
            <text:p>TwentiethIMM</text:p>
          </table:table-cell>
          <table:table-cell table:formula="of:=[.M8]" office:value-type="string" office:string-value="Actual/365 (Fixed)" calcext:value-type="string">
            <text:p>Actual/365 (Fixed)</text:p>
          </table:table-cell>
          <table:table-cell table:formula="of:=[.N8]" office:value-type="float" office:value="0.5" calcext:value-type="float">
            <text:p>0.5</text:p>
          </table:table-cell>
          <table:table-cell table:formula="of:=[.O8]" office:value-type="string" office:string-value="CDS-YieldTS" calcext:value-type="string">
            <text:p>CDS-YieldTS</text:p>
          </table:table-cell>
          <table:table-cell table:formula="of:=[.P8]" office:value-type="float" office:value="1" calcext:value-type="float">
            <text:p>1</text:p>
          </table:table-cell>
          <table:table-cell table:formula="of:=[.Q8]" office:value-type="float" office:value="1" calcext:value-type="float">
            <text:p>1</text:p>
          </table:table-cell>
          <table:table-cell/>
          <table:table-cell office:value-type="string" calcext:value-type="string">
            <text:p>DayCounter</text:p>
          </table:table-cell>
          <table:table-cell office:value-type="string" calcext:value-type="string">
            <text:p>Actual/Actual</text:p>
          </table:table-cell>
        </table:table-row>
        <table:table-row table:style-name="ro1">
          <table:table-cell table:number-columns-repeated="3"/>
          <table:table-cell table:formula="of:=QUANTLIB.CALCADDINS.QLSPREADCDSHELPER([.E10];[.F10];[.G10];[.H10];[.I10];[.J10];[.K10];[.L10];[.M10];[.N10];[.O10];;)" office:value-type="string" office:string-value="CDS-1Y" calcext:value-type="string">
            <text:p>CDS-1Y</text:p>
          </table:table-cell>
          <table:table-cell table:formula="of:=CONCATENATE([.$D$6];&quot;-&quot;;[.G10])" office:value-type="string" office:string-value="CDS-1Y" calcext:value-type="string">
            <text:p>CDS-1Y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1Y</text:p>
          </table:table-cell>
          <table:table-cell table:formula="of:=[.H9]" office:value-type="float" office:value="0" calcext:value-type="float">
            <text:p>0</text:p>
          </table:table-cell>
          <table:table-cell table:formula="of:=[.I9]" office:value-type="string" office:string-value="TARGET" calcext:value-type="string">
            <text:p>TARGET</text:p>
          </table:table-cell>
          <table:table-cell table:formula="of:=[.J9]" office:value-type="string" office:string-value="Quarterly" calcext:value-type="string">
            <text:p>Quarterly</text:p>
          </table:table-cell>
          <table:table-cell table:formula="of:=[.K9]" office:value-type="string" office:string-value="Following" calcext:value-type="string">
            <text:p>Following</text:p>
          </table:table-cell>
          <table:table-cell table:formula="of:=[.L9]" office:value-type="string" office:string-value="TwentiethIMM" calcext:value-type="string">
            <text:p>TwentiethIMM</text:p>
          </table:table-cell>
          <table:table-cell table:formula="of:=[.M9]" office:value-type="string" office:string-value="Actual/365 (Fixed)" calcext:value-type="string">
            <text:p>Actual/365 (Fixed)</text:p>
          </table:table-cell>
          <table:table-cell table:formula="of:=[.N9]" office:value-type="float" office:value="0.5" calcext:value-type="float">
            <text:p>0.5</text:p>
          </table:table-cell>
          <table:table-cell table:formula="of:=[.O9]" office:value-type="string" office:string-value="CDS-YieldTS" calcext:value-type="string">
            <text:p>CDS-YieldTS</text:p>
          </table:table-cell>
          <table:table-cell table:formula="of:=[.P9]" office:value-type="float" office:value="1" calcext:value-type="float">
            <text:p>1</text:p>
          </table:table-cell>
          <table:table-cell table:formula="of:=[.Q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QUANTLIB.CALCADDINS.QLSPREADCDSHELPER([.E11];[.F11];[.G11];[.H11];[.I11];[.J11];[.K11];[.L11];[.M11];[.N11];[.O11];;)" office:value-type="string" office:string-value="CDS-2Y" calcext:value-type="string">
            <text:p>CDS-2Y</text:p>
          </table:table-cell>
          <table:table-cell table:formula="of:=CONCATENATE([.$D$6];&quot;-&quot;;[.G11])" office:value-type="string" office:string-value="CDS-2Y" calcext:value-type="string">
            <text:p>CDS-2Y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2Y</text:p>
          </table:table-cell>
          <table:table-cell table:formula="of:=[.H10]" office:value-type="float" office:value="0" calcext:value-type="float">
            <text:p>0</text:p>
          </table:table-cell>
          <table:table-cell table:formula="of:=[.I10]" office:value-type="string" office:string-value="TARGET" calcext:value-type="string">
            <text:p>TARGET</text:p>
          </table:table-cell>
          <table:table-cell table:formula="of:=[.J10]" office:value-type="string" office:string-value="Quarterly" calcext:value-type="string">
            <text:p>Quarterly</text:p>
          </table:table-cell>
          <table:table-cell table:formula="of:=[.K10]" office:value-type="string" office:string-value="Following" calcext:value-type="string">
            <text:p>Following</text:p>
          </table:table-cell>
          <table:table-cell table:formula="of:=[.L10]" office:value-type="string" office:string-value="TwentiethIMM" calcext:value-type="string">
            <text:p>TwentiethIMM</text:p>
          </table:table-cell>
          <table:table-cell table:formula="of:=[.M10]" office:value-type="string" office:string-value="Actual/365 (Fixed)" calcext:value-type="string">
            <text:p>Actual/365 (Fixed)</text:p>
          </table:table-cell>
          <table:table-cell table:formula="of:=[.N10]" office:value-type="float" office:value="0.5" calcext:value-type="float">
            <text:p>0.5</text:p>
          </table:table-cell>
          <table:table-cell table:formula="of:=[.O10]" office:value-type="string" office:string-value="CDS-YieldTS" calcext:value-type="string">
            <text:p>CDS-YieldTS</text:p>
          </table:table-cell>
          <table:table-cell table:formula="of:=[.P10]" office:value-type="float" office:value="1" calcext:value-type="float">
            <text:p>1</text:p>
          </table:table-cell>
          <table:table-cell table:formula="of:=[.Q10]" office:value-type="float" office:value="1" calcext:value-type="float">
            <text:p>1</text:p>
          </table:table-cell>
          <table:table-cell/>
          <table:table-cell table:style-name="ce1" table:formula="of:=[.H16]" office:value-type="date" office:date-value="2017-01-30" calcext:value-type="date">
            <text:p>01/30/1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18"/>
          <table:table-cell table:style-name="ce1" table:formula="of:=[CreditBootstrapping.S11]+36500" office:value-type="date" office:date-value="2117-01-06" calcext:value-type="date">
            <text:p>01/06/1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ID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it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ReferenceDate</text:p>
          </table:table-cell>
          <table:table-cell office:value-type="string" calcext:value-type="string">
            <text:p>Instruments</text:p>
          </table:table-cell>
          <table:table-cell office:value-type="string" calcext:value-type="string">
            <text:p>DayCounter</text:p>
          </table:table-cell>
          <table:table-cell office:value-type="string" calcext:value-type="string">
            <text:p>Accuracy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PIECEWISEDEFAULTCURVE([.E16];[.F16];[.G16];[.H16];[.D8:.D11];[.J16];[.K16])" office:value-type="string" office:string-value="CDS-Bootstrapping" calcext:value-type="string">
            <text:p>CDS-Bootstrapping</text:p>
          </table:table-cell>
          <table:table-cell office:value-type="string" calcext:value-type="string">
            <text:p>CDS-Bootstrapping</text:p>
          </table:table-cell>
          <table:table-cell office:value-type="string" calcext:value-type="string">
            <text:p>HazardRate</text:p>
          </table:table-cell>
          <table:table-cell office:value-type="string" calcext:value-type="string">
            <text:p>BackwardFlat</text:p>
          </table:table-cell>
          <table:table-cell table:style-name="ce1" table:formula="of:=[Settings.B3]" office:value-type="date" office:date-value="2017-01-30" calcext:value-type="date">
            <text:p>01/30/17</text:p>
          </table:table-cell>
          <table:table-cell/>
          <table:table-cell office:value-type="string" calcext:value-type="string">
            <text:p>Actual/365 (Fixed)</text:p>
          </table:table-cell>
          <table:table-cell table:style-name="ce5" office:value-type="float" office:value="0.000000000001" calcext:value-type="float">
            <text:p>1.00E-12</text:p>
          </table:table-cell>
          <table:table-cell table:number-columns-repeated="9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Date </text:p>
          </table:table-cell>
          <table:table-cell office:value-type="string" calcext:value-type="string">
            <text:p>SurvivalProb</text:p>
          </table:table-cell>
          <table:table-cell office:value-type="string" calcext:value-type="string">
            <text:p>DefaultProb</text:p>
          </table:table-cell>
          <table:table-cell office:value-type="string" calcext:value-type="string">
            <text:p>HazardRate</text:p>
          </table:table-cell>
          <table:table-cell office:value-type="string" calcext:value-type="string">
            <text:p>DefaultDensity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1" table:formula="of:=[.H16]" office:value-type="date" office:date-value="2017-01-30" calcext:value-type="date">
            <text:p>01/30/17</text:p>
          </table:table-cell>
          <table:table-cell table:style-name="ce6" table:formula="of:=QUANTLIB.CALCADDINS.QLDEFAULTTSSURVIVALPROBABILITY([.$D$16];[.D21];1)" office:value-type="float" office:value="1" calcext:value-type="float">
            <text:p>1.000000</text:p>
          </table:table-cell>
          <table:table-cell table:style-name="ce6" table:formula="of:=QUANTLIB.CALCADDINS.QLDEFAULTTSDEFAULTPROBABILITY([.$D$16];[.D21];1)" office:value-type="float" office:value="0" calcext:value-type="float">
            <text:p>0.000000</text:p>
          </table:table-cell>
          <table:table-cell table:style-name="ce6" table:formula="of:=QUANTLIB.CALCADDINS.QLDEFAULTTSHAZARDRATE([.$D$16];[.D21];1)" office:value-type="float" office:value="0.0299686541597636" calcext:value-type="float">
            <text:p>0.029969</text:p>
          </table:table-cell>
          <table:table-cell table:style-name="ce6" table:formula="of:=QUANTLIB.CALCADDINS.QLDEFAULTTSDEFAULTDENSITY([.$D$16];[.D21];1)" office:value-type="float" office:value="0.0299686541597636" calcext:value-type="float">
            <text:p>0.029969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1" table:formula="of:=QUANTLIB.CALCADDINS.QLCALENDARADVANCE(&quot;TARGET&quot;;[.$D$21];&quot;3M&quot;;&quot;Unadjusted&quot;)" office:value-type="date" office:date-value="2017-04-30" calcext:value-type="date">
            <text:p>04/30/17</text:p>
          </table:table-cell>
          <table:table-cell table:style-name="ce6" table:formula="of:=QUANTLIB.CALCADDINS.QLDEFAULTTSSURVIVALPROBABILITY([.$D$16];[.D22];1)" office:value-type="float" office:value="0.992637704295674" calcext:value-type="float">
            <text:p>0.992638</text:p>
          </table:table-cell>
          <table:table-cell table:style-name="ce6" table:formula="of:=QUANTLIB.CALCADDINS.QLDEFAULTTSDEFAULTPROBABILITY([.$D$16];[.D22];1)" office:value-type="float" office:value="0.00736229570432612" calcext:value-type="float">
            <text:p>0.007362</text:p>
          </table:table-cell>
          <table:table-cell table:style-name="ce6" table:formula="of:=QUANTLIB.CALCADDINS.QLDEFAULTTSHAZARDRATE([.$D$16];[.D22];1)" office:value-type="float" office:value="0.0299686541597636" calcext:value-type="float">
            <text:p>0.029969</text:p>
          </table:table-cell>
          <table:table-cell table:style-name="ce6" table:formula="of:=QUANTLIB.CALCADDINS.QLDEFAULTTSDEFAULTDENSITY([.$D$16];[.D22];1)" office:value-type="float" office:value="0.0297480160659788" calcext:value-type="float">
            <text:p>0.029748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1" table:formula="of:=QUANTLIB.CALCADDINS.QLCALENDARADVANCE(&quot;TARGET&quot;;[.$D$21];&quot;6M&quot;;&quot;Unadjusted&quot;)" office:value-type="date" office:date-value="2017-07-30" calcext:value-type="date">
            <text:p>07/30/17</text:p>
          </table:table-cell>
          <table:table-cell table:style-name="ce6" table:formula="of:=QUANTLIB.CALCADDINS.QLDEFAULTTSSURVIVALPROBABILITY([.$D$16];[.D23];1)" office:value-type="float" office:value="0.985249378340532" calcext:value-type="float">
            <text:p>0.985249</text:p>
          </table:table-cell>
          <table:table-cell table:style-name="ce6" table:formula="of:=QUANTLIB.CALCADDINS.QLDEFAULTTSDEFAULTPROBABILITY([.$D$16];[.D23];1)" office:value-type="float" office:value="0.0147506216594679" calcext:value-type="float">
            <text:p>0.014751</text:p>
          </table:table-cell>
          <table:table-cell table:style-name="ce6" table:formula="of:=QUANTLIB.CALCADDINS.QLDEFAULTTSHAZARDRATE([.$D$16];[.D23];1)" office:value-type="float" office:value="0.0299625006819976" calcext:value-type="float">
            <text:p>0.029963</text:p>
          </table:table-cell>
          <table:table-cell table:style-name="ce6" table:formula="of:=QUANTLIB.CALCADDINS.QLDEFAULTTSDEFAULTDENSITY([.$D$16];[.D23];1)" office:value-type="float" office:value="0.0295205351704659" calcext:value-type="float">
            <text:p>0.029521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1" table:formula="of:=QUANTLIB.CALCADDINS.QLCALENDARADVANCE(&quot;TARGET&quot;;[.$D$21];&quot;1Y&quot;;&quot;Unadjusted&quot;)" office:value-type="date" office:date-value="2018-01-30" calcext:value-type="date">
            <text:p>01/30/18</text:p>
          </table:table-cell>
          <table:table-cell table:style-name="ce6" table:formula="of:=QUANTLIB.CALCADDINS.QLDEFAULTTSSURVIVALPROBABILITY([.$D$16];[.D24];1)" office:value-type="float" office:value="0.970479697100271" calcext:value-type="float">
            <text:p>0.970480</text:p>
          </table:table-cell>
          <table:table-cell table:style-name="ce6" table:formula="of:=QUANTLIB.CALCADDINS.QLDEFAULTTSDEFAULTPROBABILITY([.$D$16];[.D24];1)" office:value-type="float" office:value="0.0295203028997287" calcext:value-type="float">
            <text:p>0.029520</text:p>
          </table:table-cell>
          <table:table-cell table:style-name="ce6" table:formula="of:=QUANTLIB.CALCADDINS.QLDEFAULTTSHAZARDRATE([.$D$16];[.D24];1)" office:value-type="float" office:value="0.0299622763008675" calcext:value-type="float">
            <text:p>0.029962</text:p>
          </table:table-cell>
          <table:table-cell table:style-name="ce6" table:formula="of:=QUANTLIB.CALCADDINS.QLDEFAULTTSDEFAULTDENSITY([.$D$16];[.D24];1)" office:value-type="float" office:value="0.0290777808289006" calcext:value-type="float">
            <text:p>0.029078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1" table:formula="of:=QUANTLIB.CALCADDINS.QLCALENDARADVANCE(&quot;TARGET&quot;;[.$D$21];&quot;2Y&quot;;&quot;Unadjusted&quot;)" office:value-type="date" office:date-value="2019-01-30" calcext:value-type="date">
            <text:p>01/30/19</text:p>
          </table:table-cell>
          <table:table-cell table:style-name="ce6" table:formula="of:=QUANTLIB.CALCADDINS.QLDEFAULTTSSURVIVALPROBABILITY([.$D$16];[.D25];1)" office:value-type="float" office:value="0.941833123069159" calcext:value-type="float">
            <text:p>0.941833</text:p>
          </table:table-cell>
          <table:table-cell table:style-name="ce6" table:formula="of:=QUANTLIB.CALCADDINS.QLDEFAULTTSDEFAULTPROBABILITY([.$D$16];[.D25];1)" office:value-type="float" office:value="0.058166876930841" calcext:value-type="float">
            <text:p>0.058167</text:p>
          </table:table-cell>
          <table:table-cell table:style-name="ce6" table:formula="of:=QUANTLIB.CALCADDINS.QLDEFAULTTSHAZARDRATE([.$D$16];[.D25];1)" office:value-type="float" office:value="0.0299623905326374" calcext:value-type="float">
            <text:p>0.029962</text:p>
          </table:table-cell>
          <table:table-cell table:style-name="ce6" table:formula="of:=QUANTLIB.CALCADDINS.QLDEFAULTTSDEFAULTDENSITY([.$D$16];[.D25];1)" office:value-type="float" office:value="0.0282195718499717" calcext:value-type="float">
            <text:p>0.028220</text:p>
          </table:table-cell>
          <table:table-cell table:number-columns-repeated="12"/>
        </table:table-row>
      </table:table>
      <table:table table:name="Schedule" table:style-name="ta1">
        <table:table-column table:style-name="co1" table:number-columns-repeated="5" table:default-cell-style-name="Default"/>
        <table:table-column table:style-name="co1" table:default-cell-style-name="ce1"/>
        <table:table-row table:style-name="ro1" table:number-rows-repeated="9"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SCHEDULE([Schedule.D11];[Schedule.D12];[Schedule.D13];[Schedule.D14];[Schedule.D15];[Schedule.D16];[Schedule.D17];[Schedule.D18];[Schedule.D19];[Schedule.D20];[Schedule.D21])" office:value-type="string" office:string-value="Schedule-1" calcext:value-type="string">
            <text:p>Schedule-1</text:p>
          </table:table-cell>
          <table:table-cell table:style-name="ce1"/>
          <table:table-cell table:number-matrix-columns-spanned="1" table:number-matrix-rows-spanned="35" table:formula="of:=QUANTLIB.CALCADDINS.QLSCHEDULEDATES([Schedule.D10])" office:value-type="date" office:date-value="2002-01-02" calcext:value-type="date">
            <text:p>01/02/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Schedule-1</text:p>
          </table:table-cell>
          <table:table-cell table:style-name="ce1"/>
          <table:table-cell office:value-type="date" office:date-value="2003-01-02" calcext:value-type="date">
            <text:p>01/02/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ffectiveDate</text:p>
          </table:table-cell>
          <table:table-cell table:style-name="ce1" office:value-type="date" office:date-value="2002-01-01" calcext:value-type="date">
            <text:p>01/01/02</text:p>
          </table:table-cell>
          <table:table-cell table:style-name="ce1"/>
          <table:table-cell office:value-type="date" office:date-value="2004-01-02" calcext:value-type="date">
            <text:p>01/02/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minationDate</text:p>
          </table:table-cell>
          <table:table-cell table:style-name="ce1" office:value-type="date" office:date-value="2030-01-01" calcext:value-type="date">
            <text:p>01/01/30</text:p>
          </table:table-cell>
          <table:table-cell table:style-name="ce1"/>
          <table:table-cell office:value-type="date" office:date-value="2005-01-03" calcext:value-type="date">
            <text:p>01/03/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iod</text:p>
          </table:table-cell>
          <table:table-cell office:value-type="string" calcext:value-type="string">
            <text:p>1Y</text:p>
          </table:table-cell>
          <table:table-cell table:style-name="ce1"/>
          <table:table-cell office:value-type="date" office:date-value="2006-01-02" calcext:value-type="date">
            <text:p>01/02/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lendar</text:p>
          </table:table-cell>
          <table:table-cell office:value-type="string" calcext:value-type="string">
            <text:p>TARGET</text:p>
          </table:table-cell>
          <table:table-cell table:style-name="ce1"/>
          <table:table-cell office:value-type="date" office:date-value="2007-01-02" calcext:value-type="date">
            <text:p>01/02/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vention</text:p>
          </table:table-cell>
          <table:table-cell office:value-type="string" calcext:value-type="string">
            <text:p>Following</text:p>
          </table:table-cell>
          <table:table-cell table:style-name="ce1"/>
          <table:table-cell office:value-type="date" office:date-value="2008-01-02" calcext:value-type="date">
            <text:p>01/02/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mConvention</text:p>
          </table:table-cell>
          <table:table-cell office:value-type="string" calcext:value-type="string">
            <text:p>Following</text:p>
          </table:table-cell>
          <table:table-cell table:style-name="ce1"/>
          <table:table-cell office:value-type="date" office:date-value="2009-01-02" calcext:value-type="date">
            <text:p>01/02/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eGenerationRule</text:p>
          </table:table-cell>
          <table:table-cell office:value-type="string" calcext:value-type="string">
            <text:p>Backward</text:p>
          </table:table-cell>
          <table:table-cell table:style-name="ce1"/>
          <table:table-cell office:value-type="date" office:date-value="2010-01-04" calcext:value-type="date">
            <text:p>01/04/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dOfMonth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office:value-type="date" office:date-value="2011-01-03" calcext:value-type="date">
            <text:p>01/03/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stDate</text:p>
          </table:table-cell>
          <table:table-cell table:style-name="ce1" office:value-type="date" office:date-value="2003-01-01" calcext:value-type="date">
            <text:p>01/01/03</text:p>
          </table:table-cell>
          <table:table-cell table:style-name="ce1"/>
          <table:table-cell office:value-type="date" office:date-value="2012-01-02" calcext:value-type="date">
            <text:p>01/02/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xtToLastDate</text:p>
          </table:table-cell>
          <table:table-cell table:style-name="ce1" office:value-type="date" office:date-value="2030-01-01" calcext:value-type="date">
            <text:p>01/01/30</text:p>
          </table:table-cell>
          <table:table-cell table:style-name="ce1"/>
          <table:table-cell office:value-type="date" office:date-value="2013-01-02" calcext:value-type="date">
            <text:p>01/02/13</text:p>
          </table:table-cell>
        </table:table-row>
        <table:table-row table:style-name="ro1">
          <table:table-cell table:number-columns-repeated="4"/>
          <table:table-cell table:style-name="ce1"/>
          <table:table-cell office:value-type="date" office:date-value="2014-01-02" calcext:value-type="date">
            <text:p>01/02/14</text:p>
          </table:table-cell>
        </table:table-row>
        <table:table-row table:style-name="ro1">
          <table:table-cell table:number-columns-repeated="4"/>
          <table:table-cell table:style-name="ce1"/>
          <table:table-cell office:value-type="date" office:date-value="2015-01-02" calcext:value-type="date">
            <text:p>01/02/15</text:p>
          </table:table-cell>
        </table:table-row>
        <table:table-row table:style-name="ro1">
          <table:table-cell table:number-columns-repeated="4"/>
          <table:table-cell table:style-name="ce1"/>
          <table:table-cell office:value-type="date" office:date-value="2016-01-04" calcext:value-type="date">
            <text:p>01/04/16</text:p>
          </table:table-cell>
        </table:table-row>
        <table:table-row table:style-name="ro1">
          <table:table-cell table:number-columns-repeated="4"/>
          <table:table-cell table:style-name="ce1"/>
          <table:table-cell office:value-type="date" office:date-value="2017-01-02" calcext:value-type="date">
            <text:p>01/02/17</text:p>
          </table:table-cell>
        </table:table-row>
        <table:table-row table:style-name="ro1">
          <table:table-cell table:number-columns-repeated="4"/>
          <table:table-cell table:style-name="ce1"/>
          <table:table-cell office:value-type="date" office:date-value="2018-01-02" calcext:value-type="date">
            <text:p>01/02/18</text:p>
          </table:table-cell>
        </table:table-row>
        <table:table-row table:style-name="ro1">
          <table:table-cell table:number-columns-repeated="4"/>
          <table:table-cell table:style-name="ce1"/>
          <table:table-cell office:value-type="date" office:date-value="2019-01-02" calcext:value-type="date">
            <text:p>01/02/19</text:p>
          </table:table-cell>
        </table:table-row>
        <table:table-row table:style-name="ro1">
          <table:table-cell table:number-columns-repeated="4"/>
          <table:table-cell table:style-name="ce1"/>
          <table:table-cell office:value-type="date" office:date-value="2020-01-02" calcext:value-type="date">
            <text:p>01/02/20</text:p>
          </table:table-cell>
        </table:table-row>
        <table:table-row table:style-name="ro1">
          <table:table-cell table:number-columns-repeated="4"/>
          <table:table-cell table:style-name="ce1"/>
          <table:table-cell office:value-type="date" office:date-value="2021-01-04" calcext:value-type="date">
            <text:p>01/04/21</text:p>
          </table:table-cell>
        </table:table-row>
        <table:table-row table:style-name="ro1">
          <table:table-cell table:number-columns-repeated="4"/>
          <table:table-cell table:style-name="ce1"/>
          <table:table-cell office:value-type="date" office:date-value="2022-01-03" calcext:value-type="date">
            <text:p>01/03/22</text:p>
          </table:table-cell>
        </table:table-row>
        <table:table-row table:style-name="ro1">
          <table:table-cell table:number-columns-repeated="4"/>
          <table:table-cell table:style-name="ce1"/>
          <table:table-cell office:value-type="date" office:date-value="2023-01-02" calcext:value-type="date">
            <text:p>01/02/23</text:p>
          </table:table-cell>
        </table:table-row>
        <table:table-row table:style-name="ro1">
          <table:table-cell table:number-columns-repeated="4"/>
          <table:table-cell table:style-name="ce1"/>
          <table:table-cell office:value-type="date" office:date-value="2024-01-02" calcext:value-type="date">
            <text:p>01/02/24</text:p>
          </table:table-cell>
        </table:table-row>
        <table:table-row table:style-name="ro1">
          <table:table-cell table:number-columns-repeated="4"/>
          <table:table-cell table:style-name="ce1"/>
          <table:table-cell office:value-type="date" office:date-value="2025-01-02" calcext:value-type="date">
            <text:p>01/02/25</text:p>
          </table:table-cell>
        </table:table-row>
        <table:table-row table:style-name="ro1">
          <table:table-cell table:number-columns-repeated="5"/>
          <table:table-cell office:value-type="date" office:date-value="2026-01-02" calcext:value-type="date">
            <text:p>01/02/26</text:p>
          </table:table-cell>
        </table:table-row>
        <table:table-row table:style-name="ro1">
          <table:table-cell table:number-columns-repeated="5"/>
          <table:table-cell office:value-type="date" office:date-value="2027-01-04" calcext:value-type="date">
            <text:p>01/04/27</text:p>
          </table:table-cell>
        </table:table-row>
        <table:table-row table:style-name="ro1">
          <table:table-cell table:number-columns-repeated="5"/>
          <table:table-cell office:value-type="date" office:date-value="2028-01-03" calcext:value-type="date">
            <text:p>01/03/28</text:p>
          </table:table-cell>
        </table:table-row>
        <table:table-row table:style-name="ro1">
          <table:table-cell table:number-columns-repeated="5"/>
          <table:table-cell office:value-type="date" office:date-value="2029-01-02" calcext:value-type="date">
            <text:p>01/02/29</text:p>
          </table:table-cell>
        </table:table-row>
        <table:table-row table:style-name="ro1">
          <table:table-cell table:number-columns-repeated="5"/>
          <table:table-cell office:value-type="date" office:date-value="2030-01-02" calcext:value-type="date">
            <text:p>01/02/30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 number:grouping="true"/>
    </number:number-style>
    <number:number-style style:name="N124">
      <number:number number:decimal-places="4" loext:min-decimal-places="4" number:min-integer-digits="1" number:grouping="true"/>
    </number:number-style>
    <number:number-style style:name="N125">
      <number:number number:decimal-places="5" loext:min-decimal-places="5" number:min-integer-digits="1" number:grouping="true"/>
    </number:number-style>
    <number:number-style style:name="N126">
      <number:number number:decimal-places="6" loext:min-decimal-places="6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/00/0000</text:date>, <text:time style:data-style-name="N2" text:time-value="20:46:08.30480180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09:56:28.335514064</meta:creation-date>
    <dc:date>2017-01-31T20:47:20.983783882</dc:date>
    <meta:editing-duration>PT3H51M29S</meta:editing-duration>
    <meta:editing-cycles>82</meta:editing-cycles>
    <meta:generator>LibreOffice/5.2.3.3$Linux_X86_64 LibreOffice_project/20m0$Build-3</meta:generator>
    <meta:document-statistic meta:table-count="6" meta:cell-count="707" meta:object-count="0"/>
  </office:meta>
</office:document-meta>
</file>